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6.007cm" fo:margin-left="-0.014cm" fo:margin-top="0cm" fo:margin-bottom="0cm" table:align="left" style:writing-mode="lr-tb"/>
    </style:style>
    <style:style style:name="Tabla1.A" style:family="table-column">
      <style:table-column-properties style:column-width="1.563cm"/>
    </style:style>
    <style:style style:name="Tabla1.B" style:family="table-column">
      <style:table-column-properties style:column-width="6.348cm"/>
    </style:style>
    <style:style style:name="Tabla1.C" style:family="table-column">
      <style:table-column-properties style:column-width="8.096cm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1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1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1.15" style:family="table-row">
      <style:table-row-properties style:min-row-height="0.616cm" fo:keep-together="auto"/>
    </style:style>
    <style:style style:name="Tabla2" style:family="table">
      <style:table-properties style:width="15.993cm" fo:margin-left="0cm" fo:margin-top="0cm" fo:margin-bottom="0cm" table:align="left" style:writing-mode="lr-tb"/>
    </style:style>
    <style:style style:name="Tabla2.A" style:family="table-column">
      <style:table-column-properties style:column-width="4.022cm"/>
    </style:style>
    <style:style style:name="Tabla2.B" style:family="table-column">
      <style:table-column-properties style:column-width="1.221cm"/>
    </style:style>
    <style:style style:name="Tabla2.C" style:family="table-column">
      <style:table-column-properties style:column-width="7.502cm"/>
    </style:style>
    <style:style style:name="Tabla2.D" style:family="table-column">
      <style:table-column-properties style:column-width="3.249cm"/>
    </style:style>
    <style:style style:name="Tabla2.1" style:family="table-row">
      <style:table-row-properties style:min-row-height="0.529cm" fo:keep-together="auto"/>
    </style:style>
    <style:style style:name="Tabla2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2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2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3" style:family="table">
      <style:table-properties style:width="15.993cm" fo:margin-left="0cm" fo:margin-top="0cm" fo:margin-bottom="0cm" table:align="left" style:writing-mode="lr-tb"/>
    </style:style>
    <style:style style:name="Tabla3.A" style:family="table-column">
      <style:table-column-properties style:column-width="4.022cm"/>
    </style:style>
    <style:style style:name="Tabla3.B" style:family="table-column">
      <style:table-column-properties style:column-width="1.221cm"/>
    </style:style>
    <style:style style:name="Tabla3.C" style:family="table-column">
      <style:table-column-properties style:column-width="7.502cm"/>
    </style:style>
    <style:style style:name="Tabla3.D" style:family="table-column">
      <style:table-column-properties style:column-width="3.249cm"/>
    </style:style>
    <style:style style:name="Tabla3.1" style:family="table-row">
      <style:table-row-properties style:min-row-height="0.529cm" fo:keep-together="auto"/>
    </style:style>
    <style:style style:name="Tabla3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3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3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3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3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4" style:family="table">
      <style:table-properties style:width="15.993cm" fo:margin-left="0cm" fo:margin-top="0cm" fo:margin-bottom="0cm" table:align="left" style:writing-mode="lr-tb"/>
    </style:style>
    <style:style style:name="Tabla4.A" style:family="table-column">
      <style:table-column-properties style:column-width="4.022cm"/>
    </style:style>
    <style:style style:name="Tabla4.B" style:family="table-column">
      <style:table-column-properties style:column-width="1.221cm"/>
    </style:style>
    <style:style style:name="Tabla4.C" style:family="table-column">
      <style:table-column-properties style:column-width="7.502cm"/>
    </style:style>
    <style:style style:name="Tabla4.D" style:family="table-column">
      <style:table-column-properties style:column-width="3.249cm"/>
    </style:style>
    <style:style style:name="Tabla4.1" style:family="table-row">
      <style:table-row-properties style:min-row-height="0.529cm" fo:keep-together="auto"/>
    </style:style>
    <style:style style:name="Tabla4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4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4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4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4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8" style:family="table">
      <style:table-properties style:width="15.993cm" fo:margin-left="0cm" fo:margin-top="0cm" fo:margin-bottom="0cm" table:align="left" style:writing-mode="lr-tb"/>
    </style:style>
    <style:style style:name="Tabla8.A" style:family="table-column">
      <style:table-column-properties style:column-width="4.022cm"/>
    </style:style>
    <style:style style:name="Tabla8.B" style:family="table-column">
      <style:table-column-properties style:column-width="1.221cm"/>
    </style:style>
    <style:style style:name="Tabla8.C" style:family="table-column">
      <style:table-column-properties style:column-width="7.502cm"/>
    </style:style>
    <style:style style:name="Tabla8.D" style:family="table-column">
      <style:table-column-properties style:column-width="3.249cm"/>
    </style:style>
    <style:style style:name="Tabla8.1" style:family="table-row">
      <style:table-row-properties style:min-row-height="0.529cm" fo:keep-together="auto"/>
    </style:style>
    <style:style style:name="Tabla8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8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8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8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8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8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5" style:family="table">
      <style:table-properties style:width="15.993cm" fo:margin-left="0cm" fo:margin-top="0cm" fo:margin-bottom="0cm" table:align="left" style:writing-mode="lr-tb"/>
    </style:style>
    <style:style style:name="Tabla5.A" style:family="table-column">
      <style:table-column-properties style:column-width="4.022cm"/>
    </style:style>
    <style:style style:name="Tabla5.B" style:family="table-column">
      <style:table-column-properties style:column-width="1.221cm"/>
    </style:style>
    <style:style style:name="Tabla5.C" style:family="table-column">
      <style:table-column-properties style:column-width="7.502cm"/>
    </style:style>
    <style:style style:name="Tabla5.D" style:family="table-column">
      <style:table-column-properties style:column-width="3.249cm"/>
    </style:style>
    <style:style style:name="Tabla5.1" style:family="table-row">
      <style:table-row-properties style:min-row-height="0.529cm" fo:keep-together="auto"/>
    </style:style>
    <style:style style:name="Tabla5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5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5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5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5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5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5.9" style:family="table-row">
      <style:table-row-properties style:min-row-height="5.904cm" fo:keep-together="auto"/>
    </style:style>
    <style:style style:name="Tabla5.19" style:family="table-row">
      <style:table-row-properties style:min-row-height="1.824cm" fo:keep-together="auto"/>
    </style:style>
    <style:style style:name="Tabla6" style:family="table">
      <style:table-properties style:width="10.504cm" table:align="margins" style:writing-mode="lr-tb"/>
    </style:style>
    <style:style style:name="Tabla6.A" style:family="table-column">
      <style:table-column-properties style:column-width="2.293cm" style:rel-column-width="14306*"/>
    </style:style>
    <style:style style:name="Tabla6.B" style:family="table-column">
      <style:table-column-properties style:column-width="1.909cm" style:rel-column-width="11907*"/>
    </style:style>
    <style:style style:name="Tabla6.C" style:family="table-column">
      <style:table-column-properties style:column-width="2.101cm" style:rel-column-width="13107*"/>
    </style:style>
    <style:style style:name="Tabla6.E" style:family="table-column">
      <style:table-column-properties style:column-width="2.101cm" style:rel-column-width="13108*"/>
    </style:style>
    <style:style style:name="Tabla6.A1" style:family="table-cell">
      <style:table-cell-properties style:writing-mode="page"/>
    </style:style>
    <style:style style:name="Tabla6" style:family="table">
      <style:table-properties style:width="10.504cm" table:align="margins" style:writing-mode="lr-tb"/>
    </style:style>
    <style:style style:name="Tabla6.A" style:family="table-column">
      <style:table-column-properties style:column-width="2.293cm" style:rel-column-width="14306*"/>
    </style:style>
    <style:style style:name="Tabla6.B" style:family="table-column">
      <style:table-column-properties style:column-width="1.909cm" style:rel-column-width="11907*"/>
    </style:style>
    <style:style style:name="Tabla6.C" style:family="table-column">
      <style:table-column-properties style:column-width="2.101cm" style:rel-column-width="13107*"/>
    </style:style>
    <style:style style:name="Tabla6.E" style:family="table-column">
      <style:table-column-properties style:column-width="2.101cm" style:rel-column-width="13108*"/>
    </style:style>
    <style:style style:name="Tabla6.A1" style:family="table-cell">
      <style:table-cell-properties style:writing-mode="page"/>
    </style:style>
    <style:style style:name="Tabla9" style:family="table">
      <style:table-properties style:width="15.993cm" fo:margin-left="0cm" fo:margin-top="0cm" fo:margin-bottom="0cm" table:align="left" style:writing-mode="lr-tb"/>
    </style:style>
    <style:style style:name="Tabla9.A" style:family="table-column">
      <style:table-column-properties style:column-width="4.022cm"/>
    </style:style>
    <style:style style:name="Tabla9.B" style:family="table-column">
      <style:table-column-properties style:column-width="1.221cm"/>
    </style:style>
    <style:style style:name="Tabla9.C" style:family="table-column">
      <style:table-column-properties style:column-width="7.502cm"/>
    </style:style>
    <style:style style:name="Tabla9.D" style:family="table-column">
      <style:table-column-properties style:column-width="3.249cm"/>
    </style:style>
    <style:style style:name="Tabla9.1" style:family="table-row">
      <style:table-row-properties style:min-row-height="0.529cm" fo:keep-together="auto"/>
    </style:style>
    <style:style style:name="Tabla9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9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9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9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9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9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9.18" style:family="table-row">
      <style:table-row-properties style:min-row-height="2.794cm" fo:keep-together="auto"/>
    </style:style>
    <style:style style:name="Tabla7" style:family="table">
      <style:table-properties style:width="15.993cm" fo:margin-left="0cm" fo:margin-top="0cm" fo:margin-bottom="0cm" table:align="left" style:writing-mode="lr-tb"/>
    </style:style>
    <style:style style:name="Tabla7.A" style:family="table-column">
      <style:table-column-properties style:column-width="4.022cm"/>
    </style:style>
    <style:style style:name="Tabla7.B" style:family="table-column">
      <style:table-column-properties style:column-width="1.221cm"/>
    </style:style>
    <style:style style:name="Tabla7.C" style:family="table-column">
      <style:table-column-properties style:column-width="7.502cm"/>
    </style:style>
    <style:style style:name="Tabla7.D" style:family="table-column">
      <style:table-column-properties style:column-width="3.249cm"/>
    </style:style>
    <style:style style:name="Tabla7.1" style:family="table-row">
      <style:table-row-properties style:min-row-height="0.529cm" fo:keep-together="auto"/>
    </style:style>
    <style:style style:name="Tabla7.A1" style:family="table-cell">
      <style:table-cell-properties style:vertical-align="bottom" fo:background-color="#f8cbad" fo:padding-left="0.123cm" fo:padding-right="0.123cm" fo:padding-top="0cm" fo:padding-bottom="0cm" fo:border="0.5pt solid #000000">
        <style:background-image/>
      </style:table-cell-properties>
    </style:style>
    <style:style style:name="Tabla7.B1" style:family="table-cell">
      <style:table-cell-properties style:vertical-align="bottom" fo:background-color="#f8cbad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7.A2" style:family="table-cell">
      <style:table-cell-properties style:vertical-align="bottom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7.B2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la7.A7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7.B7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Tabla7.16" style:family="table-row">
      <style:table-row-properties style:min-row-height="2.794cm" fo:keep-together="auto"/>
    </style:style>
    <style:style style:name="P1" style:family="paragraph" style:parent-style-name="Header">
      <style:text-properties style:language-asian="es" style:country-asian="AR"/>
    </style:style>
    <style:style style:name="P2" style:family="paragraph" style:parent-style-name="Standard">
      <style:text-properties style:text-underline-style="solid" style:text-underline-width="auto" style:text-underline-color="font-color"/>
    </style:style>
    <style:style style:name="P3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1f7915"/>
    </style:style>
    <style:style style:name="P4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2b5138"/>
    </style:style>
    <style:style style:name="P5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4a78d0"/>
    </style:style>
    <style:style style:name="P6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bb238e"/>
    </style:style>
    <style:style style:name="P7" style:family="paragraph" style:parent-style-name="Standard">
      <style:paragraph-properties>
        <style:tab-stops>
          <style:tab-stop style:position="8.784cm"/>
        </style:tab-stops>
      </style:paragraph-properties>
      <style:text-properties style:text-underline-style="solid" style:text-underline-width="auto" style:text-underline-color="font-color" officeooo:paragraph-rsid="00cab1f9"/>
    </style:style>
    <style:style style:name="P8" style:family="paragraph" style:parent-style-name="Standard">
      <style:text-properties officeooo:paragraph-rsid="001f7915"/>
    </style:style>
    <style:style style:name="P9" style:family="paragraph" style:parent-style-name="Standard">
      <style:text-properties officeooo:paragraph-rsid="002b5138"/>
    </style:style>
    <style:style style:name="P10" style:family="paragraph" style:parent-style-name="Standard">
      <style:text-properties officeooo:paragraph-rsid="004a78d0"/>
    </style:style>
    <style:style style:name="P11" style:family="paragraph" style:parent-style-name="Standard">
      <style:text-properties officeooo:paragraph-rsid="00bb238e"/>
    </style:style>
    <style:style style:name="P12" style:family="paragraph" style:parent-style-name="Standard">
      <style:text-properties officeooo:paragraph-rsid="00c4adaf"/>
    </style:style>
    <style:style style:name="P13" style:family="paragraph" style:parent-style-name="Standard">
      <style:text-properties officeooo:paragraph-rsid="00cab1f9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paragraph-rsid="00138a25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officeooo:paragraph-rsid="00138a25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officeooo:paragraph-rsid="00156f38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officeooo:paragraph-rsid="001f7915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officeooo:paragraph-rsid="002b5138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paragraph-rsid="001475f0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officeooo:paragraph-rsid="004a78d0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officeooo:paragraph-rsid="0064bc0f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officeooo:paragraph-rsid="0067b9cb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officeooo:paragraph-rsid="006bb657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officeooo:paragraph-rsid="006cc391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officeooo:paragraph-rsid="0071a235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officeooo:paragraph-rsid="0075b467"/>
    </style:style>
    <style:style style:name="P29" style:family="paragraph" style:parent-style-name="Standard">
      <style:paragraph-properties fo:margin-top="0cm" fo:margin-bottom="0cm" loext:contextual-spacing="false" fo:line-height="100%"/>
      <style:text-properties officeooo:paragraph-rsid="008abe61"/>
    </style:style>
    <style:style style:name="P30" style:family="paragraph" style:parent-style-name="Standard">
      <style:paragraph-properties fo:margin-top="0cm" fo:margin-bottom="0cm" loext:contextual-spacing="false" fo:line-height="100%"/>
      <style:text-properties officeooo:paragraph-rsid="004d2171"/>
    </style:style>
    <style:style style:name="P31" style:family="paragraph" style:parent-style-name="Standard">
      <style:paragraph-properties fo:margin-top="0cm" fo:margin-bottom="0cm" loext:contextual-spacing="false" fo:line-height="100%"/>
      <style:text-properties officeooo:paragraph-rsid="004efd20"/>
    </style:style>
    <style:style style:name="P32" style:family="paragraph" style:parent-style-name="Standard">
      <style:paragraph-properties fo:margin-top="0cm" fo:margin-bottom="0cm" loext:contextual-spacing="false" fo:line-height="100%"/>
      <style:text-properties officeooo:paragraph-rsid="00a17d7e"/>
    </style:style>
    <style:style style:name="P33" style:family="paragraph" style:parent-style-name="Standard">
      <style:paragraph-properties fo:margin-top="0cm" fo:margin-bottom="0cm" loext:contextual-spacing="false" fo:line-height="100%"/>
      <style:text-properties officeooo:paragraph-rsid="00a439ce"/>
    </style:style>
    <style:style style:name="P34" style:family="paragraph" style:parent-style-name="Standard">
      <style:paragraph-properties fo:margin-top="0cm" fo:margin-bottom="0cm" loext:contextual-spacing="false" fo:line-height="100%"/>
      <style:text-properties officeooo:paragraph-rsid="00a59299"/>
    </style:style>
    <style:style style:name="P35" style:family="paragraph" style:parent-style-name="Standard">
      <style:paragraph-properties fo:margin-top="0cm" fo:margin-bottom="0cm" loext:contextual-spacing="false" fo:line-height="100%"/>
      <style:text-properties officeooo:paragraph-rsid="00b3f076"/>
    </style:style>
    <style:style style:name="P36" style:family="paragraph" style:parent-style-name="Standard">
      <style:paragraph-properties fo:margin-top="0cm" fo:margin-bottom="0cm" loext:contextual-spacing="false" fo:line-height="100%"/>
      <style:text-properties officeooo:paragraph-rsid="00bb238e"/>
    </style:style>
    <style:style style:name="P37" style:family="paragraph" style:parent-style-name="Standard">
      <style:paragraph-properties fo:margin-top="0cm" fo:margin-bottom="0cm" loext:contextual-spacing="false" fo:line-height="100%"/>
      <style:text-properties officeooo:paragraph-rsid="0086884c"/>
    </style:style>
    <style:style style:name="P38" style:family="paragraph" style:parent-style-name="Standard">
      <style:paragraph-properties fo:margin-top="0cm" fo:margin-bottom="0cm" loext:contextual-spacing="false" fo:line-height="100%"/>
      <style:text-properties officeooo:paragraph-rsid="00c4adaf"/>
    </style:style>
    <style:style style:name="P39" style:family="paragraph" style:parent-style-name="Standard">
      <style:paragraph-properties fo:margin-top="0cm" fo:margin-bottom="0cm" loext:contextual-spacing="false" fo:line-height="100%"/>
      <style:text-properties officeooo:paragraph-rsid="00c967ba"/>
    </style:style>
    <style:style style:name="P40" style:family="paragraph" style:parent-style-name="Standard">
      <style:paragraph-properties fo:margin-top="0cm" fo:margin-bottom="0cm" loext:contextual-spacing="false" fo:line-height="100%"/>
      <style:text-properties officeooo:paragraph-rsid="005a52ac"/>
    </style:style>
    <style:style style:name="P41" style:family="paragraph" style:parent-style-name="Standard">
      <style:paragraph-properties fo:margin-top="0cm" fo:margin-bottom="0cm" loext:contextual-spacing="false" fo:line-height="100%"/>
      <style:text-properties officeooo:paragraph-rsid="00cab1f9"/>
    </style:style>
    <style:style style:name="P42" style:family="paragraph" style:parent-style-name="Standard">
      <style:paragraph-properties fo:margin-top="0cm" fo:margin-bottom="0cm" loext:contextual-spacing="false" fo:line-height="100%"/>
      <style:text-properties officeooo:paragraph-rsid="00cc6320"/>
    </style:style>
    <style:style style:name="P43" style:family="paragraph" style:parent-style-name="Standard">
      <style:paragraph-properties fo:margin-top="0cm" fo:margin-bottom="0cm" loext:contextual-spacing="false" fo:line-height="100%"/>
      <style:text-properties fo:color="#000000" style:font-name="Calibri" style:font-name-asian="Times New Roman" style:language-asian="es" style:country-asian="AR" style:font-name-complex="Calibri1"/>
    </style:style>
    <style:style style:name="P44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style:font-name-asian="Times New Roman" style:language-asian="es" style:country-asian="AR" style:font-name-complex="Calibri1"/>
    </style:style>
    <style:style style:name="P4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paragraph-rsid="008a894c" style:font-name-asian="Times New Roman" style:language-asian="es" style:country-asian="AR" style:font-name-complex="Calibri1"/>
    </style:style>
    <style:style style:name="P4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style:font-name-asian="Times New Roman" style:language-asian="es" style:country-asian="AR" style:font-name-complex="Calibri1"/>
    </style:style>
    <style:style style:name="P4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1f7915" style:font-name-asian="Times New Roman" style:language-asian="es" style:country-asian="AR" style:font-name-complex="Calibri1"/>
    </style:style>
    <style:style style:name="P4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2b5138" style:font-name-asian="Times New Roman" style:language-asian="es" style:country-asian="AR" style:font-name-complex="Calibri1"/>
    </style:style>
    <style:style style:name="P4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4a78d0" style:font-name-asian="Times New Roman" style:language-asian="es" style:country-asian="AR" style:font-name-complex="Calibri1"/>
    </style:style>
    <style:style style:name="P5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bb238e" style:font-name-asian="Times New Roman" style:language-asian="es" style:country-asian="AR" style:font-name-complex="Calibri1"/>
    </style:style>
    <style:style style:name="P5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c4adaf" style:font-name-asian="Times New Roman" style:language-asian="es" style:country-asian="AR" style:font-name-complex="Calibri1"/>
    </style:style>
    <style:style style:name="P5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officeooo:paragraph-rsid="00cab1f9" style:font-name-asian="Times New Roman" style:language-asian="es" style:country-asian="AR" style:font-name-complex="Calibri1"/>
    </style:style>
    <style:style style:name="P5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1f7915" style:font-name-asian="Times New Roman" style:language-asian="es" style:country-asian="AR" style:font-name-complex="Calibri1"/>
    </style:style>
    <style:style style:name="P5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2b5138" style:font-name-asian="Times New Roman" style:language-asian="es" style:country-asian="AR" style:font-name-complex="Calibri1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4a78d0" style:font-name-asian="Times New Roman" style:language-asian="es" style:country-asian="AR" style:font-name-complex="Calibri1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bb238e" style:font-name-asian="Times New Roman" style:language-asian="es" style:country-asian="AR" style:font-name-complex="Calibri1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c4adaf" style:font-name-asian="Times New Roman" style:language-asian="es" style:country-asian="AR" style:font-name-complex="Calibri1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paragraph-rsid="00cab1f9" style:font-name-asian="Times New Roman" style:language-asian="es" style:country-asian="AR" style:font-name-complex="Calibri1"/>
    </style:style>
    <style:style style:name="P59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color="#000000" style:font-name="Calibri" officeooo:paragraph-rsid="00cab1f9" style:font-name-asian="Times New Roman" style:language-asian="es" style:country-asian="AR" style:font-name-complex="Calibri1"/>
    </style:style>
    <style:style style:name="P6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47082" officeooo:paragraph-rsid="00147082" style:font-name-asian="Times New Roman" style:language-asian="es" style:country-asian="AR" style:font-name-complex="Calibri1"/>
    </style:style>
    <style:style style:name="P6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475f0" officeooo:paragraph-rsid="001475f0" style:font-name-asian="Times New Roman" style:language-asian="es" style:country-asian="AR" style:font-name-complex="Calibri1"/>
    </style:style>
    <style:style style:name="P6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475f0" officeooo:paragraph-rsid="001f7915" style:font-name-asian="Times New Roman" style:language-asian="es" style:country-asian="AR" style:font-name-complex="Calibri1"/>
    </style:style>
    <style:style style:name="P6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56f38" officeooo:paragraph-rsid="00156f38" style:font-name-asian="Times New Roman" style:language-asian="es" style:country-asian="AR" style:font-name-complex="Calibri1"/>
    </style:style>
    <style:style style:name="P6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56f38" officeooo:paragraph-rsid="004a78d0" style:font-name-asian="Times New Roman" style:language-asian="es" style:country-asian="AR" style:font-name-complex="Calibri1"/>
    </style:style>
    <style:style style:name="P6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5c39a9" officeooo:paragraph-rsid="005c39a9" style:font-name-asian="Times New Roman" style:language-asian="es" style:country-asian="AR" style:font-name-complex="Calibri1"/>
    </style:style>
    <style:style style:name="P6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61cb62" officeooo:paragraph-rsid="0061cb62" style:font-name-asian="Times New Roman" style:language-asian="es" style:country-asian="AR" style:font-name-complex="Calibri1"/>
    </style:style>
    <style:style style:name="P6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656917" officeooo:paragraph-rsid="00656917" style:font-name-asian="Times New Roman" style:language-asian="es" style:country-asian="AR" style:font-name-complex="Calibri1"/>
    </style:style>
    <style:style style:name="P6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737c1e" officeooo:paragraph-rsid="00737c1e" style:font-name-asian="Times New Roman" style:language-asian="es" style:country-asian="AR" style:font-name-complex="Calibri1"/>
    </style:style>
    <style:style style:name="P6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737c1e" officeooo:paragraph-rsid="00bb238e" style:font-name-asian="Times New Roman" style:language-asian="es" style:country-asian="AR" style:font-name-complex="Calibri1"/>
    </style:style>
    <style:style style:name="P7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737c1e" officeooo:paragraph-rsid="00c4adaf" style:font-name-asian="Times New Roman" style:language-asian="es" style:country-asian="AR" style:font-name-complex="Calibri1"/>
    </style:style>
    <style:style style:name="P7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733de" officeooo:paragraph-rsid="008733de" style:font-name-asian="Times New Roman" style:language-asian="es" style:country-asian="AR" style:font-name-complex="Calibri1"/>
    </style:style>
    <style:style style:name="P7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abe61" officeooo:paragraph-rsid="008abe61" style:font-name-asian="Times New Roman" style:language-asian="es" style:country-asian="AR" style:font-name-complex="Calibri1"/>
    </style:style>
    <style:style style:name="P7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9d5bdb" officeooo:paragraph-rsid="009d5bdb" style:font-name-asian="Times New Roman" style:language-asian="es" style:country-asian="AR" style:font-name-complex="Calibri1"/>
    </style:style>
    <style:style style:name="P7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a17d7e" officeooo:paragraph-rsid="00a17d7e" style:font-name-asian="Times New Roman" style:language-asian="es" style:country-asian="AR" style:font-name-complex="Calibri1"/>
    </style:style>
    <style:style style:name="P7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a337ad" officeooo:paragraph-rsid="00a337ad" style:font-name-asian="Times New Roman" style:language-asian="es" style:country-asian="AR" style:font-name-complex="Calibri1"/>
    </style:style>
    <style:style style:name="P7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ac5b2f" officeooo:paragraph-rsid="00ac5b2f" style:font-name-asian="Times New Roman" style:language-asian="es" style:country-asian="AR" style:font-name-complex="Calibri1"/>
    </style:style>
    <style:style style:name="P7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38a25" officeooo:paragraph-rsid="00bb238e" style:font-name-asian="Times New Roman" style:language-asian="es" style:country-asian="AR" style:font-name-complex="Calibri1"/>
    </style:style>
    <style:style style:name="P78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rsid="00138a25" style:font-name-asian="Times New Roman" style:language-asian="es" style:country-asian="AR" style:font-name-complex="Calibri1"/>
    </style:style>
    <style:style style:name="P79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rsid="00138a25" officeooo:paragraph-rsid="00138a25" style:font-name-asian="Times New Roman" style:language-asian="es" style:country-asian="AR" style:font-name-complex="Calibri1"/>
    </style:style>
    <style:style style:name="P8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officeooo:rsid="00138a25" officeooo:paragraph-rsid="00c4adaf" style:font-name-asian="Times New Roman" style:language-asian="es" style:country-asian="AR" style:font-name-complex="Calibri1"/>
    </style:style>
    <style:style style:name="P8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138a25" officeooo:paragraph-rsid="0074dc11" style:font-name-asian="Times New Roman" style:language-asian="es" style:country-asian="AR" style:font-name-complex="Calibri1"/>
    </style:style>
    <style:style style:name="P8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a4ed3" officeooo:paragraph-rsid="00bb238e" style:font-name-asian="Times New Roman" style:language-asian="es" style:country-asian="AR" style:font-name-complex="Calibri1"/>
    </style:style>
    <style:style style:name="P8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a4ed3" officeooo:paragraph-rsid="00c4adaf" style:font-name-asian="Times New Roman" style:language-asian="es" style:country-asian="AR" style:font-name-complex="Calibri1"/>
    </style:style>
    <style:style style:name="P8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a4ed3" officeooo:paragraph-rsid="00cab1f9" style:font-name-asian="Times New Roman" style:language-asian="es" style:country-asian="AR" style:font-name-complex="Calibri1"/>
    </style:style>
    <style:style style:name="P8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beb5e" officeooo:paragraph-rsid="00bb238e" style:font-name-asian="Times New Roman" style:language-asian="es" style:country-asian="AR" style:font-name-complex="Calibri1"/>
    </style:style>
    <style:style style:name="P8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5a52ac" officeooo:paragraph-rsid="00156f38" style:font-name-asian="Times New Roman" style:language-asian="es" style:country-asian="AR" style:font-name-complex="Calibri1"/>
    </style:style>
    <style:style style:name="P8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91e88" officeooo:paragraph-rsid="00891e88" style:font-name-asian="Times New Roman" style:language-asian="es" style:country-asian="AR" style:font-name-complex="Calibri1"/>
    </style:style>
    <style:style style:name="P8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b6091" officeooo:paragraph-rsid="004d2171" style:font-name-asian="Times New Roman" style:language-asian="es" style:country-asian="AR" style:font-name-complex="Calibri1"/>
    </style:style>
    <style:style style:name="P89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c3ef9" officeooo:paragraph-rsid="008c3ef9" style:font-name-asian="Times New Roman" style:language-asian="es" style:country-asian="AR" style:font-name-complex="Calibri1"/>
    </style:style>
    <style:style style:name="P90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8e9366" officeooo:paragraph-rsid="008e9366" style:font-name-asian="Times New Roman" style:language-asian="es" style:country-asian="AR" style:font-name-complex="Calibri1"/>
    </style:style>
    <style:style style:name="P91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2fd1c" officeooo:paragraph-rsid="00c2fd1c" style:font-name-asian="Times New Roman" style:language-asian="es" style:country-asian="AR" style:font-name-complex="Calibri1"/>
    </style:style>
    <style:style style:name="P9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4adaf" officeooo:paragraph-rsid="00c4adaf" style:font-name-asian="Times New Roman" style:language-asian="es" style:country-asian="AR" style:font-name-complex="Calibri1"/>
    </style:style>
    <style:style style:name="P93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86ea6" officeooo:paragraph-rsid="00c86ea6" style:font-name-asian="Times New Roman" style:language-asian="es" style:country-asian="AR" style:font-name-complex="Calibri1"/>
    </style:style>
    <style:style style:name="P94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86ea6" officeooo:paragraph-rsid="00cab1f9" style:font-name-asian="Times New Roman" style:language-asian="es" style:country-asian="AR" style:font-name-complex="Calibri1"/>
    </style:style>
    <style:style style:name="P95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967ba" officeooo:paragraph-rsid="00c967ba" style:font-name-asian="Times New Roman" style:language-asian="es" style:country-asian="AR" style:font-name-complex="Calibri1"/>
    </style:style>
    <style:style style:name="P96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967ba" officeooo:paragraph-rsid="00cab1f9" style:font-name-asian="Times New Roman" style:language-asian="es" style:country-asian="AR" style:font-name-complex="Calibri1"/>
    </style:style>
    <style:style style:name="P97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ab1f9" officeooo:paragraph-rsid="00cab1f9" style:font-name-asian="Times New Roman" style:language-asian="es" style:country-asian="AR" style:font-name-complex="Calibri1"/>
    </style:style>
    <style:style style:name="P98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c6320" officeooo:paragraph-rsid="00cc6320" style:font-name-asian="Times New Roman" style:language-asian="es" style:country-asian="AR" style:font-name-complex="Calibri1"/>
    </style:style>
    <style:style style:name="P9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Calibri" fo:font-weight="bold" style:font-name-asian="Times New Roman" style:language-asian="es" style:country-asian="AR" style:font-weight-asian="bold" style:font-name-complex="Calibri1" style:font-weight-complex="bold"/>
    </style:style>
    <style:style style:name="P100" style:family="paragraph" style:parent-style-name="Standard">
      <style:paragraph-properties fo:margin-top="0cm" fo:margin-bottom="0cm" loext:contextual-spacing="false" fo:line-height="100%"/>
      <style:text-properties fo:color="#000000" style:font-name="Calibri" fo:font-weight="bold" officeooo:rsid="00138a25" officeooo:paragraph-rsid="005c39a9" style:font-name-asian="Times New Roman" style:language-asian="es" style:country-asian="AR" style:font-weight-asian="bold" style:font-name-complex="Calibri1" style:font-weight-complex="bold"/>
    </style:style>
    <style:style style:name="P101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color="#000000" style:font-name="Calibri" fo:font-weight="normal" style:font-name-asian="Times New Roman" style:language-asian="es" style:country-asian="AR" style:font-weight-asian="normal" style:font-name-complex="Calibri1" style:font-weight-complex="normal"/>
    </style:style>
    <style:style style:name="P102" style:family="paragraph" style:parent-style-name="Standard">
      <style:paragraph-properties fo:margin-top="0cm" fo:margin-bottom="0cm" loext:contextual-spacing="false" fo:line-height="100%"/>
      <style:text-properties fo:color="#000000" style:font-name="Calibri" fo:font-size="11pt" officeooo:rsid="001475f0" officeooo:paragraph-rsid="001475f0" style:font-name-asian="Times New Roman" style:font-size-asian="11pt" style:language-asian="es" style:country-asian="AR" style:font-name-complex="Calibri1" style:font-size-complex="11pt"/>
    </style:style>
    <style:style style:name="P10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138a25" officeooo:paragraph-rsid="00138a25"/>
    </style:style>
    <style:style style:name="P104" style:family="paragraph" style:parent-style-name="Standard">
      <style:paragraph-properties fo:margin-top="0cm" fo:margin-bottom="0cm" loext:contextual-spacing="false" fo:line-height="100%"/>
      <style:text-properties officeooo:rsid="00147082" officeooo:paragraph-rsid="00147082"/>
    </style:style>
    <style:style style:name="P105" style:family="paragraph" style:parent-style-name="Standard">
      <style:paragraph-properties fo:margin-top="0cm" fo:margin-bottom="0cm" loext:contextual-spacing="false" fo:line-height="100%"/>
      <style:text-properties officeooo:rsid="00156f38" officeooo:paragraph-rsid="00156f38"/>
    </style:style>
    <style:style style:name="P106" style:family="paragraph" style:parent-style-name="Standard">
      <style:paragraph-properties fo:margin-top="0cm" fo:margin-bottom="0cm" loext:contextual-spacing="false" fo:line-height="100%"/>
      <style:text-properties fo:font-weight="normal" officeooo:rsid="00147082" officeooo:paragraph-rsid="00147082" style:font-weight-asian="normal" style:font-weight-complex="normal"/>
    </style:style>
    <style:style style:name="P107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weight="normal" style:font-weight-asian="normal" style:font-weight-complex="normal"/>
    </style:style>
    <style:style style:name="P108" style:family="paragraph" style:parent-style-name="Standard">
      <style:paragraph-properties fo:margin-top="0cm" fo:margin-bottom="0cm" loext:contextual-spacing="false" fo:line-height="100%"/>
      <style:text-properties officeooo:rsid="0023addd" officeooo:paragraph-rsid="002b5138"/>
    </style:style>
    <style:style style:name="P109" style:family="paragraph" style:parent-style-name="Standard">
      <style:paragraph-properties fo:margin-top="0cm" fo:margin-bottom="0cm" loext:contextual-spacing="false" fo:line-height="100%"/>
      <style:text-properties officeooo:rsid="002b5138" officeooo:paragraph-rsid="002b5138"/>
    </style:style>
    <style:style style:name="P1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2b5138" officeooo:paragraph-rsid="002b5138"/>
    </style:style>
    <style:style style:name="P111" style:family="paragraph" style:parent-style-name="Standard">
      <style:paragraph-properties fo:margin-top="0cm" fo:margin-bottom="0cm" loext:contextual-spacing="false" fo:line-height="100%"/>
      <style:text-properties officeooo:rsid="0067b9cb" officeooo:paragraph-rsid="0067b9cb"/>
    </style:style>
    <style:style style:name="P112" style:family="paragraph" style:parent-style-name="Standard">
      <style:paragraph-properties fo:margin-top="0cm" fo:margin-bottom="0cm" loext:contextual-spacing="false" fo:line-height="100%"/>
      <style:text-properties officeooo:rsid="0028d40d" officeooo:paragraph-rsid="006cc391"/>
    </style:style>
    <style:style style:name="P113" style:family="paragraph" style:parent-style-name="Standard">
      <style:paragraph-properties fo:margin-top="0cm" fo:margin-bottom="0cm" loext:contextual-spacing="false" fo:line-height="100%"/>
      <style:text-properties officeooo:rsid="0041485e" officeooo:paragraph-rsid="0071a235"/>
    </style:style>
    <style:style style:name="P114" style:family="paragraph" style:parent-style-name="Standard">
      <style:paragraph-properties fo:margin-top="0cm" fo:margin-bottom="0cm" loext:contextual-spacing="false" fo:line-height="100%"/>
      <style:text-properties fo:font-weight="bold" officeooo:paragraph-rsid="00156f38" style:font-weight-asian="bold" style:font-weight-complex="bold"/>
    </style:style>
    <style:style style:name="P115" style:family="paragraph" style:parent-style-name="Standard">
      <style:paragraph-properties fo:margin-top="0cm" fo:margin-bottom="0cm" loext:contextual-spacing="false" fo:line-height="100%"/>
      <style:text-properties officeooo:rsid="008733de" officeooo:paragraph-rsid="008733de"/>
    </style:style>
    <style:style style:name="P116" style:family="paragraph" style:parent-style-name="Standard">
      <style:paragraph-properties fo:margin-top="0cm" fo:margin-bottom="0cm" loext:contextual-spacing="false" fo:line-height="100%"/>
      <style:text-properties officeooo:rsid="008c3ef9" officeooo:paragraph-rsid="008c3ef9"/>
    </style:style>
    <style:style style:name="P117" style:family="paragraph" style:parent-style-name="Standard">
      <style:paragraph-properties fo:margin-top="0cm" fo:margin-bottom="0cm" loext:contextual-spacing="false" fo:line-height="100%"/>
      <style:text-properties officeooo:rsid="009d5bdb" officeooo:paragraph-rsid="009d5bdb"/>
    </style:style>
    <style:style style:name="P118" style:family="paragraph" style:parent-style-name="Standard">
      <style:paragraph-properties fo:margin-top="0cm" fo:margin-bottom="0cm" loext:contextual-spacing="false" fo:line-height="100%"/>
      <style:text-properties officeooo:rsid="008beb5e" officeooo:paragraph-rsid="00bb238e"/>
    </style:style>
    <style:style style:name="P119" style:family="paragraph" style:parent-style-name="Standard">
      <style:paragraph-properties fo:margin-top="0cm" fo:margin-bottom="0cm" loext:contextual-spacing="false" fo:line-height="100%"/>
      <style:text-properties officeooo:rsid="00c2fd1c" officeooo:paragraph-rsid="00c2fd1c"/>
    </style:style>
    <style:style style:name="P120" style:family="paragraph" style:parent-style-name="Standard">
      <style:paragraph-properties fo:margin-top="0cm" fo:margin-bottom="0cm" loext:contextual-spacing="false" fo:line-height="100%"/>
      <style:text-properties officeooo:rsid="00c4adaf" officeooo:paragraph-rsid="00c4adaf"/>
    </style:style>
    <style:style style:name="P121" style:family="paragraph" style:parent-style-name="Standard">
      <style:paragraph-properties fo:margin-top="0cm" fo:margin-bottom="0cm" loext:contextual-spacing="false" fo:line-height="100%"/>
      <style:text-properties officeooo:rsid="00c67320" officeooo:paragraph-rsid="00c67320"/>
    </style:style>
    <style:style style:name="P122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411161" officeooo:paragraph-rsid="00411161"/>
    </style:style>
    <style:style style:name="P123" style:family="paragraph" style:parent-style-name="Standard">
      <style:paragraph-properties fo:margin-top="0cm" fo:margin-bottom="0cm" loext:contextual-spacing="false" fo:line-height="100%"/>
      <style:text-properties officeooo:rsid="00cc6320" officeooo:paragraph-rsid="00cc6320"/>
    </style:style>
    <style:style style:name="P124" style:family="paragraph" style:parent-style-name="List_20_Paragraph">
      <style:paragraph-properties fo:margin-top="0cm" fo:margin-bottom="0cm" loext:contextual-spacing="false" fo:line-height="100%"/>
      <style:text-properties fo:color="#000000" style:font-name="Calibri" fo:font-size="11pt" officeooo:rsid="0092acf0" officeooo:paragraph-rsid="0092acf0" style:font-name-asian="Times New Roman" style:font-size-asian="11pt" style:language-asian="es" style:country-asian="AR" style:font-name-complex="Calibri1" style:font-size-complex="11pt"/>
    </style:style>
    <style:style style:name="P125" style:family="paragraph" style:parent-style-name="Heading_20_1">
      <style:paragraph-properties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/>
    </style:style>
    <style:style style:name="P126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/>
    </style:style>
    <style:style style:name="P127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1f7915"/>
    </style:style>
    <style:style style:name="P128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2b5138"/>
    </style:style>
    <style:style style:name="P129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4a78d0"/>
    </style:style>
    <style:style style:name="P130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bb238e"/>
    </style:style>
    <style:style style:name="P131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c4adaf"/>
    </style:style>
    <style:style style:name="P132" style:family="paragraph" style:parent-style-name="Heading_20_1">
      <style:paragraph-properties fo:break-before="page">
        <style:tab-stops>
          <style:tab-stop style:position="8.784cm"/>
        </style:tab-stops>
      </style:paragraph-properties>
      <style:text-properties style:use-window-font-color="true" style:text-underline-style="solid" style:text-underline-width="auto" style:text-underline-color="font-color" officeooo:paragraph-rsid="00cab1f9"/>
    </style:style>
    <style:style style:name="P133" style:family="paragraph" style:parent-style-name="List_20_Paragraph">
      <style:paragraph-properties fo:margin-left="0cm" fo:margin-right="0cm" fo:text-indent="0cm" style:auto-text-indent="false"/>
      <style:text-properties fo:font-size="11pt" officeooo:paragraph-rsid="007922c2" style:font-size-asian="11pt" style:font-size-complex="11pt"/>
    </style:style>
    <style:style style:name="P134" style:family="paragraph" style:parent-style-name="List_20_Paragraph">
      <style:paragraph-properties fo:margin-left="0cm" fo:margin-right="0cm" fo:text-indent="0cm" style:auto-text-indent="false"/>
      <style:text-properties fo:font-size="11pt" officeooo:paragraph-rsid="0083df3e" style:font-size-asian="11pt" style:font-size-complex="11pt"/>
    </style:style>
    <style:style style:name="P135" style:family="paragraph" style:parent-style-name="List_20_Paragraph">
      <style:paragraph-properties fo:margin-left="0cm" fo:margin-right="0cm" fo:text-indent="0cm" style:auto-text-indent="false"/>
      <style:text-properties fo:font-size="11pt" officeooo:rsid="0083df3e" officeooo:paragraph-rsid="0083df3e" style:font-size-asian="11pt" style:font-size-complex="11pt"/>
    </style:style>
    <style:style style:name="P136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Calibri" fo:font-size="11pt" officeooo:rsid="009a9067" officeooo:paragraph-rsid="009a9067" style:font-name-asian="Times New Roman" style:font-size-asian="11pt" style:language-asian="es" style:country-asian="AR" style:font-name-complex="Calibri1" style:font-size-complex="11pt"/>
    </style:style>
    <style:style style:name="P137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style:font-name="Calibri" fo:font-size="11pt" officeooo:rsid="009c828e" officeooo:paragraph-rsid="009c828e" style:font-name-asian="Times New Roman" style:font-size-asian="11pt" style:language-asian="es" style:country-asian="AR" style:font-name-complex="Calibri1" style:font-size-complex="11pt"/>
    </style:style>
    <style:style style:name="P138" style:family="paragraph" style:parent-style-name="List_20_Paragraph">
      <style:paragraph-properties fo:margin-left="0cm" fo:margin-right="0cm" fo:margin-top="0cm" fo:margin-bottom="0cm" loext:contextual-spacing="false" fo:line-height="100%" fo:text-indent="0cm" style:auto-text-indent="false"/>
      <style:text-properties officeooo:rsid="009c828e" officeooo:paragraph-rsid="009c828e"/>
    </style:style>
    <style:style style:name="P139" style:family="paragraph" style:parent-style-name="Table_20_Contents">
      <style:text-properties officeooo:rsid="008c3ef9" officeooo:paragraph-rsid="008c3ef9"/>
    </style:style>
    <style:style style:name="P140" style:family="paragraph" style:parent-style-name="Heading_20_1" style:master-page-name="Standard">
      <style:paragraph-properties style:page-number="auto"/>
      <style:text-properties style:use-window-font-color="true" style:text-underline-style="solid" style:text-underline-width="auto" style:text-underline-color="font-color"/>
    </style:style>
    <style:style style:name="P141" style:family="paragraph" style:parent-style-name="List_20_Paragraph" style:list-style-name="L3">
      <style:text-properties fo:font-size="11pt" officeooo:rsid="00039fe8" officeooo:paragraph-rsid="007922c2" style:font-size-asian="11pt" style:font-size-complex="11pt"/>
    </style:style>
    <style:style style:name="P142" style:family="paragraph" style:parent-style-name="List_20_Paragraph" style:list-style-name="L5">
      <style:text-properties fo:font-size="11pt" officeooo:rsid="00039fe8" officeooo:paragraph-rsid="00c2fd1c" style:font-size-asian="11pt" style:font-size-complex="11pt"/>
    </style:style>
    <style:style style:name="P143" style:family="paragraph" style:parent-style-name="List_20_Paragraph" style:list-style-name="L3">
      <style:text-properties fo:font-size="11pt" officeooo:rsid="007922c2" officeooo:paragraph-rsid="007bafc5" style:font-size-asian="11pt" style:font-size-complex="11pt"/>
    </style:style>
    <style:style style:name="P144" style:family="paragraph" style:parent-style-name="List_20_Paragraph" style:list-style-name="L5">
      <style:text-properties fo:font-size="11pt" officeooo:rsid="007922c2" officeooo:paragraph-rsid="00c2fd1c" style:font-size-asian="11pt" style:font-size-complex="11pt"/>
    </style:style>
    <style:style style:name="P145" style:family="paragraph" style:parent-style-name="List_20_Paragraph" style:list-style-name="L3">
      <style:text-properties fo:font-size="11pt" officeooo:paragraph-rsid="007922c2" style:font-size-asian="11pt" style:font-size-complex="11pt"/>
    </style:style>
    <style:style style:name="P146" style:family="paragraph" style:parent-style-name="List_20_Paragraph" style:list-style-name="L4">
      <style:text-properties fo:font-size="11pt" officeooo:rsid="0083df3e" officeooo:paragraph-rsid="0083df3e" style:font-size-asian="11pt" style:font-size-complex="11pt"/>
    </style:style>
    <style:style style:name="P147" style:family="paragraph" style:parent-style-name="List_20_Paragraph" style:list-style-name="L5">
      <style:text-properties fo:font-size="11pt" officeooo:paragraph-rsid="00c2fd1c" style:font-size-asian="11pt" style:font-size-complex="11pt"/>
    </style:style>
    <style:style style:name="P148" style:family="paragraph" style:parent-style-name="List_20_Paragraph" style:list-style-name="L5">
      <style:text-properties fo:font-size="11pt" officeooo:rsid="00c2fd1c" officeooo:paragraph-rsid="00c2fd1c" style:font-size-asian="11pt" style:font-size-complex="11pt"/>
    </style:style>
    <style:style style:name="P149" style:family="paragraph" style:parent-style-name="List_20_Paragraph" style:list-style-name="L5">
      <style:paragraph-properties fo:margin-left="0cm" fo:margin-right="0cm" fo:text-indent="0cm" style:auto-text-indent="false"/>
      <style:text-properties fo:font-size="11pt" officeooo:rsid="00c2fd1c" officeooo:paragraph-rsid="00c2fd1c" style:font-size-asian="11pt" style:font-size-complex="11pt"/>
    </style:style>
    <style:style style:name="P150" style:family="paragraph" style:parent-style-name="List_20_Paragraph" style:list-style-name="L4">
      <style:paragraph-properties fo:margin-top="0cm" fo:margin-bottom="0cm" loext:contextual-spacing="false" fo:line-height="100%"/>
      <style:text-properties officeooo:rsid="00ba52c6" officeooo:paragraph-rsid="00ba52c6"/>
    </style:style>
    <style:style style:name="P151" style:family="paragraph" style:parent-style-name="List_20_Paragraph" style:list-style-name="L4">
      <style:paragraph-properties fo:margin-top="0cm" fo:margin-bottom="0cm" loext:contextual-spacing="false" fo:line-height="100%"/>
      <style:text-properties officeooo:paragraph-rsid="00ba52c6"/>
    </style:style>
    <style:style style:name="P152" style:family="paragraph" style:parent-style-name="List_20_Paragraph" style:list-style-name="L4">
      <style:paragraph-properties fo:margin-top="0cm" fo:margin-bottom="0cm" loext:contextual-spacing="false" fo:line-height="100%"/>
      <style:text-properties officeooo:paragraph-rsid="0092acf0"/>
    </style:style>
    <style:style style:name="P153" style:family="paragraph" style:parent-style-name="List_20_Paragraph" style:list-style-name="L4">
      <style:paragraph-properties fo:margin-top="0cm" fo:margin-bottom="0cm" loext:contextual-spacing="false" fo:line-height="100%"/>
      <style:text-properties fo:color="#000000" style:font-name="Calibri" fo:font-size="11pt" officeooo:rsid="00922e8d" officeooo:paragraph-rsid="00922e8d" style:font-name-asian="Times New Roman" style:font-size-asian="11pt" style:language-asian="es" style:country-asian="AR" style:font-name-complex="Calibri1" style:font-size-complex="11pt"/>
    </style:style>
    <style:style style:name="P154" style:family="paragraph" style:parent-style-name="List_20_Paragraph" style:list-style-name="L4">
      <style:paragraph-properties fo:margin-top="0cm" fo:margin-bottom="0cm" loext:contextual-spacing="false" fo:line-height="100%"/>
      <style:text-properties fo:color="#000000" style:font-name="Calibri" fo:font-size="11pt" officeooo:rsid="0092acf0" officeooo:paragraph-rsid="0092acf0" style:font-name-asian="Times New Roman" style:font-size-asian="11pt" style:language-asian="es" style:country-asian="AR" style:font-name-complex="Calibri1" style:font-size-complex="11pt"/>
    </style:style>
    <style:style style:name="P155" style:family="paragraph" style:parent-style-name="List_20_Paragraph" style:list-style-name="L4">
      <style:paragraph-properties fo:margin-top="0cm" fo:margin-bottom="0cm" loext:contextual-spacing="false" fo:line-height="100%"/>
      <style:text-properties fo:color="#000000" style:font-name="Calibri" fo:font-size="11pt" officeooo:rsid="00c86ea6" officeooo:paragraph-rsid="00c86ea6" style:font-name-asian="Times New Roman" style:font-size-asian="11pt" style:language-asian="es" style:country-asian="AR" style:font-name-complex="Calibri1" style:font-size-complex="11pt"/>
    </style:style>
    <style:style style:name="P156" style:family="paragraph" style:parent-style-name="Standard" style:list-style-name="L1">
      <style:paragraph-properties fo:margin-top="0cm" fo:margin-bottom="0cm" loext:contextual-spacing="false" fo:line-height="100%"/>
      <style:text-properties fo:color="#000000" style:font-name="Calibri" officeooo:rsid="002eac85" officeooo:paragraph-rsid="005e1aa1" style:font-name-asian="Times New Roman" style:language-asian="es" style:country-asian="AR" style:font-name-complex="Calibri1"/>
    </style:style>
    <style:style style:name="P157" style:family="paragraph" style:parent-style-name="Standard" style:list-style-name="L6">
      <style:paragraph-properties fo:margin-top="0cm" fo:margin-bottom="0cm" loext:contextual-spacing="false" fo:line-height="100%"/>
      <style:text-properties fo:color="#000000" style:font-name="Calibri" officeooo:rsid="002eac85" officeooo:paragraph-rsid="002eac85" style:font-name-asian="Times New Roman" style:language-asian="es" style:country-asian="AR" style:font-name-complex="Calibri1"/>
    </style:style>
    <style:style style:name="P158" style:family="paragraph" style:parent-style-name="Standard" style:list-style-name="L8">
      <style:paragraph-properties fo:margin-top="0cm" fo:margin-bottom="0cm" loext:contextual-spacing="false" fo:line-height="100%"/>
      <style:text-properties fo:color="#000000" style:font-name="Calibri" officeooo:rsid="002eac85" officeooo:paragraph-rsid="00bb238e" style:font-name-asian="Times New Roman" style:language-asian="es" style:country-asian="AR" style:font-name-complex="Calibri1"/>
    </style:style>
    <style:style style:name="P159" style:family="paragraph" style:parent-style-name="Standard" style:list-style-name="L9">
      <style:paragraph-properties fo:margin-top="0cm" fo:margin-bottom="0cm" loext:contextual-spacing="false" fo:line-height="100%"/>
      <style:text-properties fo:color="#000000" style:font-name="Calibri" officeooo:rsid="002eac85" officeooo:paragraph-rsid="004a78d0" style:font-name-asian="Times New Roman" style:language-asian="es" style:country-asian="AR" style:font-name-complex="Calibri1"/>
    </style:style>
    <style:style style:name="P160" style:family="paragraph" style:parent-style-name="Standard" style:list-style-name="L12">
      <style:paragraph-properties fo:margin-top="0cm" fo:margin-bottom="0cm" loext:contextual-spacing="false" fo:line-height="100%"/>
      <style:text-properties fo:color="#000000" style:font-name="Calibri" officeooo:rsid="002eac85" officeooo:paragraph-rsid="00c4adaf" style:font-name-asian="Times New Roman" style:language-asian="es" style:country-asian="AR" style:font-name-complex="Calibri1"/>
    </style:style>
    <style:style style:name="P161" style:family="paragraph" style:parent-style-name="Standard" style:list-style-name="L14">
      <style:paragraph-properties fo:margin-top="0cm" fo:margin-bottom="0cm" loext:contextual-spacing="false" fo:line-height="100%"/>
      <style:text-properties fo:color="#000000" style:font-name="Calibri" officeooo:rsid="002eac85" officeooo:paragraph-rsid="00cab1f9" style:font-name-asian="Times New Roman" style:language-asian="es" style:country-asian="AR" style:font-name-complex="Calibri1"/>
    </style:style>
    <style:style style:name="P162" style:family="paragraph" style:parent-style-name="Standard">
      <style:paragraph-properties fo:margin-top="0cm" fo:margin-bottom="0cm" loext:contextual-spacing="false" fo:line-height="100%"/>
      <style:text-properties fo:color="#000000" style:font-name="Calibri" officeooo:rsid="00cfa5d0" officeooo:paragraph-rsid="00cfa5d0" style:font-name-asian="Times New Roman" style:language-asian="es" style:country-asian="AR" style:font-name-complex="Calibri1"/>
    </style:style>
    <style:style style:name="P163" style:family="paragraph" style:parent-style-name="Standard">
      <style:paragraph-properties fo:margin-top="0cm" fo:margin-bottom="0cm" loext:contextual-spacing="false" fo:line-height="100%"/>
      <style:text-properties fo:color="#000000" style:font-name="Calibri" fo:font-weight="normal" officeooo:rsid="00c67320" officeooo:paragraph-rsid="00cab1f9" style:font-name-asian="Times New Roman" style:language-asian="es" style:country-asian="AR" style:font-weight-asian="normal" style:font-name-complex="Calibri1" style:font-weight-complex="normal"/>
    </style:style>
    <style:style style:name="P164" style:family="paragraph" style:parent-style-name="Standard" style:list-style-name="L2">
      <style:paragraph-properties fo:margin-top="0cm" fo:margin-bottom="0cm" loext:contextual-spacing="false" fo:line-height="100%"/>
      <style:text-properties officeooo:paragraph-rsid="00660ce9"/>
    </style:style>
    <style:style style:name="P165" style:family="paragraph" style:parent-style-name="Standard" style:list-style-name="L7">
      <style:paragraph-properties fo:margin-top="0cm" fo:margin-bottom="0cm" loext:contextual-spacing="false" fo:line-height="100%"/>
      <style:text-properties officeooo:paragraph-rsid="00bb238e"/>
    </style:style>
    <style:style style:name="P166" style:family="paragraph" style:parent-style-name="Standard" style:list-style-name="L9">
      <style:paragraph-properties fo:margin-top="0cm" fo:margin-bottom="0cm" loext:contextual-spacing="false" fo:line-height="100%"/>
      <style:text-properties officeooo:paragraph-rsid="00b953bc"/>
    </style:style>
    <style:style style:name="P167" style:family="paragraph" style:parent-style-name="Standard">
      <style:paragraph-properties fo:margin-top="0cm" fo:margin-bottom="0cm" loext:contextual-spacing="false" fo:line-height="100%"/>
      <style:text-properties officeooo:paragraph-rsid="00cfa5d0"/>
    </style:style>
    <style:style style:name="P168" style:family="paragraph" style:parent-style-name="Standard" style:list-style-name="L7">
      <style:paragraph-properties fo:margin-top="0cm" fo:margin-bottom="0cm" loext:contextual-spacing="false" fo:line-height="100%"/>
      <style:text-properties officeooo:rsid="00882c25" officeooo:paragraph-rsid="00bb238e"/>
    </style:style>
    <style:style style:name="P169" style:family="paragraph" style:parent-style-name="Standard" style:list-style-name="L7">
      <style:paragraph-properties fo:margin-top="0cm" fo:margin-bottom="0cm" loext:contextual-spacing="false" fo:line-height="100%"/>
      <style:text-properties officeooo:rsid="008a4ed3" officeooo:paragraph-rsid="00bb238e"/>
    </style:style>
    <style:style style:name="P170" style:family="paragraph" style:parent-style-name="Standard" style:list-style-name="L10">
      <style:paragraph-properties fo:margin-top="0cm" fo:margin-bottom="0cm" loext:contextual-spacing="false" fo:line-height="100%"/>
      <style:text-properties officeooo:rsid="00c4adaf" officeooo:paragraph-rsid="00c4adaf"/>
    </style:style>
    <style:style style:name="P171" style:family="paragraph" style:parent-style-name="Standard" style:list-style-name="L11">
      <style:paragraph-properties fo:margin-top="0cm" fo:margin-bottom="0cm" loext:contextual-spacing="false" fo:line-height="100%"/>
      <style:text-properties officeooo:rsid="00c67320" officeooo:paragraph-rsid="00c67320"/>
    </style:style>
    <style:style style:name="P172" style:family="paragraph" style:parent-style-name="Standard" style:list-style-name="L13">
      <style:paragraph-properties fo:margin-top="0cm" fo:margin-bottom="0cm" loext:contextual-spacing="false" fo:line-height="100%"/>
      <style:text-properties officeooo:rsid="00cab1f9" officeooo:paragraph-rsid="00cab1f9"/>
    </style:style>
    <style:style style:name="P173" style:family="paragraph" style:parent-style-name="Standard" style:list-style-name="L13">
      <style:paragraph-properties fo:margin-top="0cm" fo:margin-bottom="0cm" loext:contextual-spacing="false" fo:line-height="100%"/>
      <style:text-properties officeooo:rsid="00cab1f9" officeooo:paragraph-rsid="00cc6320"/>
    </style:style>
    <style:style style:name="P174" style:family="paragraph" style:parent-style-name="Standard">
      <style:paragraph-properties fo:margin-top="0cm" fo:margin-bottom="0cm" loext:contextual-spacing="false" fo:line-height="100%"/>
      <style:text-properties officeooo:rsid="00cc6320" officeooo:paragraph-rsid="00cc6320"/>
    </style:style>
    <style:style style:name="P175" style:family="paragraph" style:parent-style-name="Standard" style:list-style-name="L13">
      <style:paragraph-properties fo:margin-top="0cm" fo:margin-bottom="0cm" loext:contextual-spacing="false" fo:line-height="100%"/>
      <style:text-properties officeooo:rsid="00cc6320" officeooo:paragraph-rsid="00cc6320"/>
    </style:style>
    <style:style style:name="P176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officeooo:rsid="00cfa5d0" officeooo:paragraph-rsid="00cfa5d0"/>
    </style:style>
    <style:style style:name="P177" style:family="paragraph" style:parent-style-name="Standard" style:list-style-name="L5">
      <style:text-properties fo:font-size="11pt" officeooo:rsid="00039fe8" officeooo:paragraph-rsid="00c2fd1c" style:font-size-asian="11pt" style:font-size-complex="11pt"/>
    </style:style>
    <style:style style:name="T1" style:family="text">
      <style:text-properties style:language-asian="es" style:country-asian="AR"/>
    </style:style>
    <style:style style:name="T2" style:family="text">
      <style:text-properties fo:color="#000000" style:font-name="Calibri" fo:font-weight="bold" style:font-name-asian="Times New Roman" style:language-asian="es" style:country-asian="AR" style:font-weight-asian="bold" style:font-name-complex="Calibri1" style:font-weight-complex="bold"/>
    </style:style>
    <style:style style:name="T3" style:family="text">
      <style:text-properties fo:color="#000000" style:font-name="Calibri" fo:font-weight="bold" officeooo:rsid="00138a25" style:font-name-asian="Times New Roman" style:language-asian="es" style:country-asian="AR" style:font-weight-asian="bold" style:font-name-complex="Calibri1" style:font-weight-complex="bold"/>
    </style:style>
    <style:style style:name="T4" style:family="text">
      <style:text-properties fo:color="#000000" style:font-name="Calibri" fo:font-weight="bold" officeooo:rsid="001e46a6" style:font-name-asian="Times New Roman" style:language-asian="es" style:country-asian="AR" style:font-weight-asian="bold" style:font-name-complex="Calibri1" style:font-weight-complex="bold"/>
    </style:style>
    <style:style style:name="T5" style:family="text">
      <style:text-properties fo:color="#000000" style:font-name="Calibri" fo:font-weight="bold" officeooo:rsid="002b5138" style:font-name-asian="Times New Roman" style:language-asian="es" style:country-asian="AR" style:font-weight-asian="bold" style:font-name-complex="Calibri1" style:font-weight-complex="bold"/>
    </style:style>
    <style:style style:name="T6" style:family="text">
      <style:text-properties fo:color="#000000" style:font-name="Calibri" fo:font-weight="bold" officeooo:rsid="004a78d0" style:font-name-asian="Times New Roman" style:language-asian="es" style:country-asian="AR" style:font-weight-asian="bold" style:font-name-complex="Calibri1" style:font-weight-complex="bold"/>
    </style:style>
    <style:style style:name="T7" style:family="text">
      <style:text-properties fo:color="#000000" style:font-name="Calibri" fo:font-weight="bold" officeooo:rsid="0061cb62" style:font-name-asian="Times New Roman" style:language-asian="es" style:country-asian="AR" style:font-weight-asian="bold" style:font-name-complex="Calibri1" style:font-weight-complex="bold"/>
    </style:style>
    <style:style style:name="T8" style:family="text">
      <style:text-properties fo:color="#000000" style:font-name="Calibri" fo:font-weight="bold" officeooo:rsid="005a52ac" style:font-name-asian="Times New Roman" style:language-asian="es" style:country-asian="AR" style:font-weight-asian="bold" style:font-name-complex="Calibri1" style:font-weight-complex="bold"/>
    </style:style>
    <style:style style:name="T9" style:family="text">
      <style:text-properties fo:color="#000000" style:font-name="Calibri" fo:font-weight="bold" officeooo:rsid="00732a2b" style:font-name-asian="Times New Roman" style:language-asian="es" style:country-asian="AR" style:font-weight-asian="bold" style:font-name-complex="Calibri1" style:font-weight-complex="bold"/>
    </style:style>
    <style:style style:name="T10" style:family="text">
      <style:text-properties fo:color="#000000" style:font-name="Calibri" fo:font-weight="bold" officeooo:rsid="0088c675" style:font-name-asian="Times New Roman" style:language-asian="es" style:country-asian="AR" style:font-weight-asian="bold" style:font-name-complex="Calibri1" style:font-weight-complex="bold"/>
    </style:style>
    <style:style style:name="T11" style:family="text">
      <style:text-properties fo:color="#000000" style:font-name="Calibri" fo:font-weight="bold" officeooo:rsid="00a439ce" style:font-name-asian="Times New Roman" style:language-asian="es" style:country-asian="AR" style:font-weight-asian="bold" style:font-name-complex="Calibri1" style:font-weight-complex="bold"/>
    </style:style>
    <style:style style:name="T12" style:family="text">
      <style:text-properties fo:color="#000000" style:font-name="Calibri" fo:font-weight="bold" officeooo:rsid="0083b053" style:font-name-asian="Times New Roman" style:language-asian="es" style:country-asian="AR" style:font-weight-asian="bold" style:font-name-complex="Calibri1" style:font-weight-complex="bold"/>
    </style:style>
    <style:style style:name="T13" style:family="text">
      <style:text-properties fo:color="#000000" style:font-name="Calibri" fo:font-weight="bold" officeooo:rsid="0083365c" style:font-name-asian="Times New Roman" style:language-asian="es" style:country-asian="AR" style:font-weight-asian="bold" style:font-name-complex="Calibri1" style:font-weight-complex="bold"/>
    </style:style>
    <style:style style:name="T14" style:family="text">
      <style:text-properties fo:color="#000000" style:font-name="Calibri" fo:font-weight="bold" officeooo:rsid="008beb5e" style:font-name-asian="Times New Roman" style:language-asian="es" style:country-asian="AR" style:font-weight-asian="bold" style:font-name-complex="Calibri1" style:font-weight-complex="bold"/>
    </style:style>
    <style:style style:name="T15" style:family="text">
      <style:text-properties fo:color="#000000" style:font-name="Calibri" fo:font-weight="bold" officeooo:rsid="00c4adaf" style:font-name-asian="Times New Roman" style:language-asian="es" style:country-asian="AR" style:font-weight-asian="bold" style:font-name-complex="Calibri1" style:font-weight-complex="bold"/>
    </style:style>
    <style:style style:name="T16" style:family="text">
      <style:text-properties fo:color="#000000" style:font-name="Calibri" fo:font-weight="bold" officeooo:rsid="00cab1f9" style:font-name-asian="Times New Roman" style:language-asian="es" style:country-asian="AR" style:font-weight-asian="bold" style:font-name-complex="Calibri1" style:font-weight-complex="bold"/>
    </style:style>
    <style:style style:name="T17" style:family="text">
      <style:text-properties fo:color="#000000" style:font-name="Calibri" fo:font-weight="bold" officeooo:rsid="00cfa5d0" style:font-name-asian="Times New Roman" style:language-asian="es" style:country-asian="AR" style:font-weight-asian="bold" style:font-name-complex="Calibri1" style:font-weight-complex="bold"/>
    </style:style>
    <style:style style:name="T18" style:family="text">
      <style:text-properties fo:color="#000000" style:font-name="Calibri" style:font-name-asian="Times New Roman" style:language-asian="es" style:country-asian="AR" style:font-name-complex="Calibri1"/>
    </style:style>
    <style:style style:name="T19" style:family="text">
      <style:text-properties fo:color="#000000" style:font-name="Calibri" officeooo:rsid="00138a25" style:font-name-asian="Times New Roman" style:language-asian="es" style:country-asian="AR" style:font-name-complex="Calibri1"/>
    </style:style>
    <style:style style:name="T20" style:family="text">
      <style:text-properties fo:color="#000000" style:font-name="Calibri" officeooo:rsid="00156f38" style:font-name-asian="Times New Roman" style:language-asian="es" style:country-asian="AR" style:font-name-complex="Calibri1"/>
    </style:style>
    <style:style style:name="T21" style:family="text">
      <style:text-properties fo:color="#000000" style:font-name="Calibri" officeooo:rsid="001475f0" style:font-name-asian="Times New Roman" style:language-asian="es" style:country-asian="AR" style:font-name-complex="Calibri1"/>
    </style:style>
    <style:style style:name="T22" style:family="text">
      <style:text-properties fo:color="#000000" style:font-name="Calibri" officeooo:rsid="0022d16f" style:font-name-asian="Times New Roman" style:language-asian="es" style:country-asian="AR" style:font-name-complex="Calibri1"/>
    </style:style>
    <style:style style:name="T23" style:family="text">
      <style:text-properties fo:color="#000000" style:font-name="Calibri" officeooo:rsid="002b5138" style:font-name-asian="Times New Roman" style:language-asian="es" style:country-asian="AR" style:font-name-complex="Calibri1"/>
    </style:style>
    <style:style style:name="T24" style:family="text">
      <style:text-properties fo:color="#000000" style:font-name="Calibri" officeooo:rsid="00302cfa" style:font-name-asian="Times New Roman" style:language-asian="es" style:country-asian="AR" style:font-name-complex="Calibri1"/>
    </style:style>
    <style:style style:name="T25" style:family="text">
      <style:text-properties fo:color="#000000" style:font-name="Calibri" officeooo:rsid="003c9c6c" style:font-name-asian="Times New Roman" style:language-asian="es" style:country-asian="AR" style:font-name-complex="Calibri1"/>
    </style:style>
    <style:style style:name="T26" style:family="text">
      <style:text-properties fo:color="#000000" style:font-name="Calibri" officeooo:rsid="00411161" style:font-name-asian="Times New Roman" style:language-asian="es" style:country-asian="AR" style:font-name-complex="Calibri1"/>
    </style:style>
    <style:style style:name="T27" style:family="text">
      <style:text-properties fo:color="#000000" style:font-name="Calibri" officeooo:rsid="0041485e" style:font-name-asian="Times New Roman" style:language-asian="es" style:country-asian="AR" style:font-name-complex="Calibri1"/>
    </style:style>
    <style:style style:name="T28" style:family="text">
      <style:text-properties fo:color="#000000" style:font-name="Calibri" officeooo:rsid="002eac85" style:font-name-asian="Times New Roman" style:language-asian="es" style:country-asian="AR" style:font-name-complex="Calibri1"/>
    </style:style>
    <style:style style:name="T29" style:family="text">
      <style:text-properties fo:color="#000000" style:font-name="Calibri" officeooo:rsid="005a52ac" style:font-name-asian="Times New Roman" style:language-asian="es" style:country-asian="AR" style:font-name-complex="Calibri1"/>
    </style:style>
    <style:style style:name="T30" style:family="text">
      <style:text-properties fo:color="#000000" style:font-name="Calibri" officeooo:rsid="005c39a9" style:font-name-asian="Times New Roman" style:language-asian="es" style:country-asian="AR" style:font-name-complex="Calibri1"/>
    </style:style>
    <style:style style:name="T31" style:family="text">
      <style:text-properties fo:color="#000000" style:font-name="Calibri" officeooo:rsid="00639714" style:font-name-asian="Times New Roman" style:language-asian="es" style:country-asian="AR" style:font-name-complex="Calibri1"/>
    </style:style>
    <style:style style:name="T32" style:family="text">
      <style:text-properties fo:color="#000000" style:font-name="Calibri" officeooo:rsid="00660ce9" style:font-name-asian="Times New Roman" style:language-asian="es" style:country-asian="AR" style:font-name-complex="Calibri1"/>
    </style:style>
    <style:style style:name="T33" style:family="text">
      <style:text-properties fo:color="#000000" style:font-name="Calibri" officeooo:rsid="0067b9cb" style:font-name-asian="Times New Roman" style:language-asian="es" style:country-asian="AR" style:font-name-complex="Calibri1"/>
    </style:style>
    <style:style style:name="T34" style:family="text">
      <style:text-properties fo:color="#000000" style:font-name="Calibri" officeooo:rsid="0068df88" style:font-name-asian="Times New Roman" style:language-asian="es" style:country-asian="AR" style:font-name-complex="Calibri1"/>
    </style:style>
    <style:style style:name="T35" style:family="text">
      <style:text-properties fo:color="#000000" style:font-name="Calibri" officeooo:rsid="0071a235" style:font-name-asian="Times New Roman" style:language-asian="es" style:country-asian="AR" style:font-name-complex="Calibri1"/>
    </style:style>
    <style:style style:name="T36" style:family="text">
      <style:text-properties fo:color="#000000" style:font-name="Calibri" officeooo:rsid="0075b467" style:font-name-asian="Times New Roman" style:language-asian="es" style:country-asian="AR" style:font-name-complex="Calibri1"/>
    </style:style>
    <style:style style:name="T37" style:family="text">
      <style:text-properties fo:color="#000000" style:font-name="Calibri" officeooo:rsid="007616af" style:font-name-asian="Times New Roman" style:language-asian="es" style:country-asian="AR" style:font-name-complex="Calibri1"/>
    </style:style>
    <style:style style:name="T38" style:family="text">
      <style:text-properties fo:color="#000000" style:font-name="Calibri" officeooo:rsid="00832eb6" style:font-name-asian="Times New Roman" style:language-asian="es" style:country-asian="AR" style:font-name-complex="Calibri1"/>
    </style:style>
    <style:style style:name="T39" style:family="text">
      <style:text-properties fo:color="#000000" style:font-name="Calibri" officeooo:rsid="008767e5" style:font-name-asian="Times New Roman" style:language-asian="es" style:country-asian="AR" style:font-name-complex="Calibri1"/>
    </style:style>
    <style:style style:name="T40" style:family="text">
      <style:text-properties fo:color="#000000" style:font-name="Calibri" officeooo:rsid="008b4cac" style:font-name-asian="Times New Roman" style:language-asian="es" style:country-asian="AR" style:font-name-complex="Calibri1"/>
    </style:style>
    <style:style style:name="T41" style:family="text">
      <style:text-properties fo:color="#000000" style:font-name="Calibri" officeooo:rsid="008b6091" style:font-name-asian="Times New Roman" style:language-asian="es" style:country-asian="AR" style:font-name-complex="Calibri1"/>
    </style:style>
    <style:style style:name="T42" style:family="text">
      <style:text-properties fo:color="#000000" style:font-name="Calibri" officeooo:rsid="008c3ef9" style:font-name-asian="Times New Roman" style:language-asian="es" style:country-asian="AR" style:font-name-complex="Calibri1"/>
    </style:style>
    <style:style style:name="T43" style:family="text">
      <style:text-properties fo:color="#000000" style:font-name="Calibri" officeooo:rsid="008fb554" style:font-name-asian="Times New Roman" style:language-asian="es" style:country-asian="AR" style:font-name-complex="Calibri1"/>
    </style:style>
    <style:style style:name="T44" style:family="text">
      <style:text-properties fo:color="#000000" style:font-name="Calibri" officeooo:rsid="009097cb" style:font-name-asian="Times New Roman" style:language-asian="es" style:country-asian="AR" style:font-name-complex="Calibri1"/>
    </style:style>
    <style:style style:name="T45" style:family="text">
      <style:text-properties fo:color="#000000" style:font-name="Calibri" officeooo:rsid="0090adf3" style:font-name-asian="Times New Roman" style:language-asian="es" style:country-asian="AR" style:font-name-complex="Calibri1"/>
    </style:style>
    <style:style style:name="T46" style:family="text">
      <style:text-properties fo:color="#000000" style:font-name="Calibri" officeooo:rsid="0090b195" style:font-name-asian="Times New Roman" style:language-asian="es" style:country-asian="AR" style:font-name-complex="Calibri1"/>
    </style:style>
    <style:style style:name="T47" style:family="text">
      <style:text-properties fo:color="#000000" style:font-name="Calibri" officeooo:rsid="009384a3" style:font-name-asian="Times New Roman" style:language-asian="es" style:country-asian="AR" style:font-name-complex="Calibri1"/>
    </style:style>
    <style:style style:name="T48" style:family="text">
      <style:text-properties fo:color="#000000" style:font-name="Calibri" officeooo:rsid="0096c308" style:font-name-asian="Times New Roman" style:language-asian="es" style:country-asian="AR" style:font-name-complex="Calibri1"/>
    </style:style>
    <style:style style:name="T49" style:family="text">
      <style:text-properties fo:color="#000000" style:font-name="Calibri" officeooo:rsid="00a17d7e" style:font-name-asian="Times New Roman" style:language-asian="es" style:country-asian="AR" style:font-name-complex="Calibri1"/>
    </style:style>
    <style:style style:name="T50" style:family="text">
      <style:text-properties fo:color="#000000" style:font-name="Calibri" officeooo:rsid="00a439ce" style:font-name-asian="Times New Roman" style:language-asian="es" style:country-asian="AR" style:font-name-complex="Calibri1"/>
    </style:style>
    <style:style style:name="T51" style:family="text">
      <style:text-properties fo:color="#000000" style:font-name="Calibri" officeooo:rsid="00b3f076" style:font-name-asian="Times New Roman" style:language-asian="es" style:country-asian="AR" style:font-name-complex="Calibri1"/>
    </style:style>
    <style:style style:name="T52" style:family="text">
      <style:text-properties fo:color="#000000" style:font-name="Calibri" officeooo:rsid="00b1bd04" style:font-name-asian="Times New Roman" style:language-asian="es" style:country-asian="AR" style:font-name-complex="Calibri1"/>
    </style:style>
    <style:style style:name="T53" style:family="text">
      <style:text-properties fo:color="#000000" style:font-name="Calibri" officeooo:rsid="0083365c" style:font-name-asian="Times New Roman" style:language-asian="es" style:country-asian="AR" style:font-name-complex="Calibri1"/>
    </style:style>
    <style:style style:name="T54" style:family="text">
      <style:text-properties fo:color="#000000" style:font-name="Calibri" officeooo:rsid="0083b053" style:font-name-asian="Times New Roman" style:language-asian="es" style:country-asian="AR" style:font-name-complex="Calibri1"/>
    </style:style>
    <style:style style:name="T55" style:family="text">
      <style:text-properties fo:color="#000000" style:font-name="Calibri" officeooo:rsid="00c2fd1c" style:font-name-asian="Times New Roman" style:language-asian="es" style:country-asian="AR" style:font-name-complex="Calibri1"/>
    </style:style>
    <style:style style:name="T56" style:family="text">
      <style:text-properties fo:color="#000000" style:font-name="Calibri" officeooo:rsid="00c4adaf" style:font-name-asian="Times New Roman" style:language-asian="es" style:country-asian="AR" style:font-name-complex="Calibri1"/>
    </style:style>
    <style:style style:name="T57" style:family="text">
      <style:text-properties fo:color="#000000" style:font-name="Calibri" officeooo:rsid="00cab1f9" style:font-name-asian="Times New Roman" style:language-asian="es" style:country-asian="AR" style:font-name-complex="Calibri1"/>
    </style:style>
    <style:style style:name="T58" style:family="text">
      <style:text-properties fo:color="#000000" style:font-name="Calibri" fo:font-weight="normal" style:font-name-asian="Times New Roman" style:language-asian="es" style:country-asian="AR" style:font-weight-asian="normal" style:font-name-complex="Calibri1" style:font-weight-complex="normal"/>
    </style:style>
    <style:style style:name="T59" style:family="text">
      <style:text-properties fo:color="#000000" style:font-name="Calibri" fo:font-weight="normal" officeooo:rsid="00138a25" style:font-name-asian="Times New Roman" style:language-asian="es" style:country-asian="AR" style:font-weight-asian="normal" style:font-name-complex="Calibri1" style:font-weight-complex="normal"/>
    </style:style>
    <style:style style:name="T60" style:family="text">
      <style:text-properties fo:color="#000000" style:font-name="Calibri" fo:font-weight="normal" officeooo:rsid="0028d40d" style:font-name-asian="Times New Roman" style:language-asian="es" style:country-asian="AR" style:font-weight-asian="normal" style:font-name-complex="Calibri1" style:font-weight-complex="normal"/>
    </style:style>
    <style:style style:name="T61" style:family="text">
      <style:text-properties fo:color="#000000" style:font-name="Calibri" fo:font-weight="normal" officeooo:rsid="005a52ac" style:font-name-asian="Times New Roman" style:language-asian="es" style:country-asian="AR" style:font-weight-asian="normal" style:font-name-complex="Calibri1" style:font-weight-complex="normal"/>
    </style:style>
    <style:style style:name="T62" style:family="text">
      <style:text-properties fo:color="#000000" style:font-name="Calibri" fo:font-weight="normal" officeooo:rsid="001475f0" style:font-name-asian="Times New Roman" style:language-asian="es" style:country-asian="AR" style:font-weight-asian="normal" style:font-name-complex="Calibri1" style:font-weight-complex="normal"/>
    </style:style>
    <style:style style:name="T63" style:family="text">
      <style:text-properties fo:color="#000000" style:font-name="Calibri" fo:font-weight="normal" officeooo:rsid="0067b9cb" style:font-name-asian="Times New Roman" style:language-asian="es" style:country-asian="AR" style:font-weight-asian="normal" style:font-name-complex="Calibri1" style:font-weight-complex="normal"/>
    </style:style>
    <style:style style:name="T64" style:family="text">
      <style:text-properties fo:color="#000000" style:font-name="Calibri" fo:font-weight="normal" officeooo:rsid="0068df88" style:font-name-asian="Times New Roman" style:language-asian="es" style:country-asian="AR" style:font-weight-asian="normal" style:font-name-complex="Calibri1" style:font-weight-complex="normal"/>
    </style:style>
    <style:style style:name="T65" style:family="text">
      <style:text-properties fo:color="#000000" style:font-name="Calibri" fo:font-weight="normal" officeooo:rsid="006bb657" style:font-name-asian="Times New Roman" style:language-asian="es" style:country-asian="AR" style:font-weight-asian="normal" style:font-name-complex="Calibri1" style:font-weight-complex="normal"/>
    </style:style>
    <style:style style:name="T66" style:family="text">
      <style:text-properties fo:color="#000000" style:font-name="Calibri" fo:font-weight="normal" officeooo:rsid="006cc391" style:font-name-asian="Times New Roman" style:language-asian="es" style:country-asian="AR" style:font-weight-asian="normal" style:font-name-complex="Calibri1" style:font-weight-complex="normal"/>
    </style:style>
    <style:style style:name="T67" style:family="text">
      <style:text-properties fo:color="#000000" style:font-name="Calibri" fo:font-weight="normal" officeooo:rsid="00b38e0a" style:font-name-asian="Times New Roman" style:language-asian="es" style:country-asian="AR" style:font-weight-asian="normal" style:font-name-complex="Calibri1" style:font-weight-complex="normal"/>
    </style:style>
    <style:style style:name="T68" style:family="text">
      <style:text-properties fo:color="#000000" style:font-name="Calibri" fo:font-weight="normal" officeooo:rsid="00b3f076" style:font-name-asian="Times New Roman" style:language-asian="es" style:country-asian="AR" style:font-weight-asian="normal" style:font-name-complex="Calibri1" style:font-weight-complex="normal"/>
    </style:style>
    <style:style style:name="T69" style:family="text">
      <style:text-properties fo:color="#000000" style:font-name="Calibri" fo:font-weight="normal" officeooo:rsid="00b7a33b" style:font-name-asian="Times New Roman" style:language-asian="es" style:country-asian="AR" style:font-weight-asian="normal" style:font-name-complex="Calibri1" style:font-weight-complex="normal"/>
    </style:style>
    <style:style style:name="T70" style:family="text">
      <style:text-properties fo:color="#000000" style:font-name="Calibri" fo:font-weight="normal" officeooo:rsid="00b953bc" style:font-name-asian="Times New Roman" style:language-asian="es" style:country-asian="AR" style:font-weight-asian="normal" style:font-name-complex="Calibri1" style:font-weight-complex="normal"/>
    </style:style>
    <style:style style:name="T71" style:family="text">
      <style:text-properties fo:color="#000000" style:font-name="Calibri" fo:font-weight="normal" officeooo:rsid="0061cb62" style:font-name-asian="Times New Roman" style:language-asian="es" style:country-asian="AR" style:font-weight-asian="normal" style:font-name-complex="Calibri1" style:font-weight-complex="normal"/>
    </style:style>
    <style:style style:name="T72" style:family="text">
      <style:text-properties fo:color="#000000" style:font-name="Calibri" fo:font-weight="normal" officeooo:rsid="0083b053" style:font-name-asian="Times New Roman" style:language-asian="es" style:country-asian="AR" style:font-weight-asian="normal" style:font-name-complex="Calibri1" style:font-weight-complex="normal"/>
    </style:style>
    <style:style style:name="T73" style:family="text">
      <style:text-properties fo:color="#000000" style:font-name="Calibri" fo:font-weight="normal" officeooo:rsid="008beb5e" style:font-name-asian="Times New Roman" style:language-asian="es" style:country-asian="AR" style:font-weight-asian="normal" style:font-name-complex="Calibri1" style:font-weight-complex="normal"/>
    </style:style>
    <style:style style:name="T74" style:family="text">
      <style:text-properties fo:color="#000000" style:font-name="Calibri" fo:font-weight="normal" officeooo:rsid="00c4adaf" style:font-name-asian="Times New Roman" style:language-asian="es" style:country-asian="AR" style:font-weight-asian="normal" style:font-name-complex="Calibri1" style:font-weight-complex="normal"/>
    </style:style>
    <style:style style:name="T75" style:family="text">
      <style:text-properties fo:color="#000000" style:font-name="Calibri" fo:font-weight="normal" officeooo:rsid="00c967ba" style:font-name-asian="Times New Roman" style:language-asian="es" style:country-asian="AR" style:font-weight-asian="normal" style:font-name-complex="Calibri1" style:font-weight-complex="normal"/>
    </style:style>
    <style:style style:name="T76" style:family="text">
      <style:text-properties fo:color="#000000" style:font-name="Calibri" fo:font-weight="normal" officeooo:rsid="00cab1f9" style:font-name-asian="Times New Roman" style:language-asian="es" style:country-asian="AR" style:font-weight-asian="normal" style:font-name-complex="Calibri1" style:font-weight-complex="normal"/>
    </style:style>
    <style:style style:name="T77" style:family="text">
      <style:text-properties fo:color="#000000" style:font-name="Calibri" style:text-underline-style="none" officeooo:rsid="0022d16f" style:font-name-asian="Times New Roman" style:language-asian="es" style:country-asian="AR" style:font-name-complex="Calibri1"/>
    </style:style>
    <style:style style:name="T78" style:family="text">
      <style:text-properties fo:color="#000000" style:font-name="Calibri" fo:font-size="11pt" style:font-name-asian="Times New Roman" style:font-size-asian="11pt" style:language-asian="es" style:country-asian="AR" style:font-name-complex="Calibri1" style:font-size-complex="11pt"/>
    </style:style>
    <style:style style:name="T79" style:family="text">
      <style:text-properties fo:color="#000000" style:font-name="Calibri" fo:font-size="11pt" officeooo:rsid="0090b195" style:font-name-asian="Times New Roman" style:font-size-asian="11pt" style:language-asian="es" style:country-asian="AR" style:font-name-complex="Calibri1" style:font-size-complex="11pt"/>
    </style:style>
    <style:style style:name="T80" style:family="text">
      <style:text-properties fo:color="#000000" style:font-name="Calibri" fo:font-size="11pt" officeooo:rsid="00922e8d" style:font-name-asian="Times New Roman" style:font-size-asian="11pt" style:language-asian="es" style:country-asian="AR" style:font-name-complex="Calibri1" style:font-size-complex="11pt"/>
    </style:style>
    <style:style style:name="T81" style:family="text">
      <style:text-properties fo:color="#000000" style:font-name="Calibri" fo:font-size="11pt" officeooo:rsid="0092acf0" style:font-name-asian="Times New Roman" style:font-size-asian="11pt" style:language-asian="es" style:country-asian="AR" style:font-name-complex="Calibri1" style:font-size-complex="11pt"/>
    </style:style>
    <style:style style:name="T82" style:family="text">
      <style:text-properties fo:color="#000000" style:font-name="Calibri" fo:font-size="11pt" officeooo:rsid="0096c308" style:font-name-asian="Times New Roman" style:font-size-asian="11pt" style:language-asian="es" style:country-asian="AR" style:font-name-complex="Calibri1" style:font-size-complex="11pt"/>
    </style:style>
    <style:style style:name="T83" style:family="text">
      <style:text-properties fo:color="#000000" style:font-name="Calibri" fo:font-size="11pt" officeooo:rsid="009c828e" style:font-name-asian="Times New Roman" style:font-size-asian="11pt" style:language-asian="es" style:country-asian="AR" style:font-name-complex="Calibri1" style:font-size-complex="11pt"/>
    </style:style>
    <style:style style:name="T84" style:family="text">
      <style:text-properties fo:color="#000000" style:font-name="Calibri" fo:font-size="11pt" officeooo:rsid="009e6bd4" style:font-name-asian="Times New Roman" style:font-size-asian="11pt" style:language-asian="es" style:country-asian="AR" style:font-name-complex="Calibri1" style:font-size-complex="11pt"/>
    </style:style>
    <style:style style:name="T85" style:family="text">
      <style:text-properties fo:color="#000000" style:font-name="Calibri" fo:font-size="11pt" officeooo:rsid="00bab527" style:font-name-asian="Times New Roman" style:font-size-asian="11pt" style:language-asian="es" style:country-asian="AR" style:font-name-complex="Calibri1" style:font-size-complex="11pt"/>
    </style:style>
    <style:style style:name="T86" style:family="text">
      <style:text-properties officeooo:rsid="00138a25"/>
    </style:style>
    <style:style style:name="T87" style:family="text">
      <style:text-properties officeooo:rsid="0041485e"/>
    </style:style>
    <style:style style:name="T88" style:family="text">
      <style:text-properties officeooo:rsid="005a52ac"/>
    </style:style>
    <style:style style:name="T89" style:family="text">
      <style:text-properties officeooo:rsid="005c39a9"/>
    </style:style>
    <style:style style:name="T90" style:family="text">
      <style:text-properties officeooo:rsid="005f24bc"/>
    </style:style>
    <style:style style:name="T91" style:family="text">
      <style:text-properties officeooo:rsid="0071a235"/>
    </style:style>
    <style:style style:name="T92" style:family="text">
      <style:text-properties officeooo:rsid="007922c2"/>
    </style:style>
    <style:style style:name="T93" style:family="text">
      <style:text-properties officeooo:rsid="007bafc5"/>
    </style:style>
    <style:style style:name="T94" style:family="text">
      <style:text-properties officeooo:rsid="007c73c7"/>
    </style:style>
    <style:style style:name="T95" style:family="text">
      <style:text-properties officeooo:rsid="007e5b28"/>
    </style:style>
    <style:style style:name="T96" style:family="text">
      <style:text-properties officeooo:rsid="0081abae"/>
    </style:style>
    <style:style style:name="T97" style:family="text">
      <style:text-properties officeooo:rsid="0083df3e"/>
    </style:style>
    <style:style style:name="T98" style:family="text">
      <style:text-properties officeooo:rsid="0098ecfe"/>
    </style:style>
    <style:style style:name="T99" style:family="text">
      <style:text-properties officeooo:rsid="009ba98d"/>
    </style:style>
    <style:style style:name="T100" style:family="text">
      <style:text-properties officeooo:rsid="009e3617"/>
    </style:style>
    <style:style style:name="T101" style:family="text">
      <style:text-properties officeooo:rsid="0083365c"/>
    </style:style>
    <style:style style:name="T102" style:family="text">
      <style:text-properties officeooo:rsid="00882c25"/>
    </style:style>
    <style:style style:name="T103" style:family="text">
      <style:text-properties officeooo:rsid="008a4ed3"/>
    </style:style>
    <style:style style:name="T104" style:family="text">
      <style:text-properties officeooo:rsid="008beb5e"/>
    </style:style>
    <style:style style:name="T105" style:family="text">
      <style:text-properties officeooo:rsid="00c2fd1c"/>
    </style:style>
    <style:style style:name="T106" style:family="text">
      <style:text-properties officeooo:rsid="0086884c"/>
    </style:style>
    <style:style style:name="T107" style:family="text">
      <style:text-properties officeooo:rsid="00c4adaf"/>
    </style:style>
    <style:style style:name="T108" style:family="text">
      <style:text-properties officeooo:rsid="00c86ea6"/>
    </style:style>
    <style:style style:name="T109" style:family="text">
      <style:text-properties officeooo:rsid="00c967ba"/>
    </style:style>
    <style:style style:name="T110" style:family="text">
      <style:text-properties officeooo:rsid="00c9b7a0"/>
    </style:style>
    <style:style style:name="T111" style:family="text">
      <style:text-properties officeooo:rsid="00cab1f9"/>
    </style:style>
    <style:style style:name="T112" style:family="text">
      <style:text-properties officeooo:rsid="00cc6320"/>
    </style:style>
    <style:style style:name="T113" style:family="text">
      <style:text-properties officeooo:rsid="00cfa5d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40" text:outline-level="1">Listado de Casos de Uso</text:h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9">N° CU</text:p>
          </table:table-cell>
          <table:table-cell table:style-name="Tabla1.B1" office:value-type="string">
            <text:p text:style-name="P99">NOMBRE DEL CASO DE USO</text:p>
          </table:table-cell>
          <table:table-cell table:style-name="Tabla1.B1" office:value-type="string">
            <text:p text:style-name="P99">OBJETIVO</text:p>
          </table:table-cell>
        </table:table-row>
        <table:table-row table:style-name="Tabla1.1">
          <table:table-cell table:style-name="Tabla1.A2" office:value-type="string">
            <text:p text:style-name="P101">001</text:p>
          </table:table-cell>
          <table:table-cell table:style-name="Tabla1.B2" office:value-type="string">
            <text:p text:style-name="P18"><text:span text:style-name="T59">CU_001_</text:span><text:span text:style-name="T61">CrearUsuario</text:span></text:p>
          </table:table-cell>
          <table:table-cell table:style-name="Tabla1.B2" office:value-type="string">
            <text:p text:style-name="P17"><text:span text:style-name="T61">Crear</text:span><text:span text:style-name="T59"> nuevo </text:span><text:span text:style-name="T61">usuario</text:span><text:span text:style-name="T59"> en el sistema</text:span></text:p>
          </table:table-cell>
        </table:table-row>
        <table:table-row table:style-name="Tabla1.1">
          <table:table-cell table:style-name="Tabla1.A2" office:value-type="string">
            <text:p text:style-name="P44">002</text:p>
          </table:table-cell>
          <table:table-cell table:style-name="Tabla1.B2" office:value-type="string">
            <text:p text:style-name="P18"><text:span text:style-name="T19">CU_002_</text:span><text:span text:style-name="T29">Login</text:span></text:p>
          </table:table-cell>
          <table:table-cell table:style-name="Tabla1.B2" office:value-type="string">
            <text:p text:style-name="P109">Iniciar alguna sesión en el sistema.</text:p>
          </table:table-cell>
        </table:table-row>
        <table:table-row table:style-name="Tabla1.1">
          <table:table-cell table:style-name="Tabla1.A2" office:value-type="string">
            <text:p text:style-name="P45">003</text:p>
          </table:table-cell>
          <table:table-cell table:style-name="Tabla1.B2" office:value-type="string">
            <text:p text:style-name="P18"><text:span text:style-name="T19">CU_003_</text:span><text:span text:style-name="T29">BuscarAlojamiento</text:span></text:p>
          </table:table-cell>
          <table:table-cell table:style-name="Tabla1.B2" office:value-type="string">
            <text:p text:style-name="P68">Buscar alojamientos disponibles según los filtros aplicados.</text:p>
          </table:table-cell>
        </table:table-row>
        <table:table-row table:style-name="Tabla1.1">
          <table:table-cell table:style-name="Tabla1.A2" office:value-type="string">
            <text:p text:style-name="P103"><text:span text:style-name="T19">0</text:span><text:span text:style-name="T18">04</text:span></text:p>
          </table:table-cell>
          <table:table-cell table:style-name="Tabla1.B2" office:value-type="string">
            <text:p text:style-name="P18"><text:span text:style-name="T19">CU_004_</text:span><text:span text:style-name="T29">ReservarAlojamiento</text:span></text:p>
          </table:table-cell>
          <table:table-cell table:style-name="Tabla1.B2" office:value-type="string">
            <text:p text:style-name="P119">Generar y registrar una reserva de un alojamiento por medio del sistema.</text:p>
          </table:table-cell>
        </table:table-row>
        <table:table-row table:style-name="Tabla1.1">
          <table:table-cell table:style-name="Tabla1.A2" office:value-type="string">
            <text:p text:style-name="P16"><text:span text:style-name="T18">00</text:span><text:span text:style-name="T19">5</text:span></text:p>
            <text:p text:style-name="P79"/>
          </table:table-cell>
          <table:table-cell table:style-name="Tabla1.B2" office:value-type="string">
            <text:p text:style-name="P18"><text:span text:style-name="T19">CU_005_</text:span><text:span text:style-name="T29">ConsultarReserva</text:span></text:p>
            <text:p text:style-name="P86"/>
          </table:table-cell>
          <table:table-cell table:style-name="Tabla1.B2" office:value-type="string">
            <text:p text:style-name="P87">Mostrar el histórico de reservas de un usuario y mostrar la información de una reserva elegida por el usuario.</text:p>
          </table:table-cell>
        </table:table-row>
        <table:table-row table:style-name="Tabla1.1">
          <table:table-cell table:style-name="Tabla1.A2" office:value-type="string">
            <text:p text:style-name="P15"><text:span text:style-name="T18">00</text:span><text:span text:style-name="T19">6</text:span></text:p>
            <text:p text:style-name="P78"/>
          </table:table-cell>
          <table:table-cell table:style-name="Tabla1.B2" office:value-type="string">
            <text:p text:style-name="P18"><text:span text:style-name="T19">CU_006_</text:span><text:span text:style-name="T29">CancelarReserva</text:span></text:p>
            <text:p text:style-name="P86"/>
          </table:table-cell>
          <table:table-cell table:style-name="Tabla1.B2" office:value-type="string">
            <text:p text:style-name="P76">Dar de baja una reserva realizada por el usuario y verificar, en caso que la reserva tenga asociada un pago, si se le acreditará un reembolso.</text:p>
          </table:table-cell>
        </table:table-row>
        <table:table-row table:style-name="Tabla1.1">
          <table:table-cell table:style-name="Tabla1.A2" office:value-type="string">
            <text:p text:style-name="P80">007</text:p>
          </table:table-cell>
          <table:table-cell table:style-name="Tabla1.B2" office:value-type="string">
            <text:p text:style-name="P38"><text:span text:style-name="T19">CU_007_</text:span><text:span text:style-name="T29">RealizarPago</text:span></text:p>
          </table:table-cell>
          <table:table-cell table:style-name="Tabla1.B2" office:value-type="string">
            <text:p text:style-name="P120"><text:span text:style-name="T29">R</text:span><text:span text:style-name="T18">egistrar el pago parcial o total de un alquiler</text:span></text:p>
          </table:table-cell>
        </table:table-row>
        <table:table-row table:style-name="Tabla1.1">
          <table:table-cell table:style-name="Tabla1.A2" office:value-type="string">
            <text:p text:style-name="P122">0<text:span text:style-name="T111">08</text:span></text:p>
          </table:table-cell>
          <table:table-cell table:style-name="Tabla1.B2" office:value-type="string">
            <text:p text:style-name="P18"><text:span text:style-name="T19">CU_0</text:span><text:span text:style-name="T57">08</text:span><text:span text:style-name="T19">_</text:span><text:span text:style-name="T29">PublicarAlojamiento</text:span></text:p>
          </table:table-cell>
          <table:table-cell table:style-name="Tabla1.B2" office:value-type="string">
            <text:p text:style-name="P104"/>
          </table:table-cell>
        </table:table-row>
        <table:table-row table:style-name="Tabla1.1">
          <table:table-cell table:style-name="Tabla1.A2" office:value-type="string">
            <text:p text:style-name="P16"><text:span text:style-name="T18">00</text:span><text:span text:style-name="T57">9</text:span></text:p>
          </table:table-cell>
          <table:table-cell table:style-name="Tabla1.B2" office:value-type="string">
            <text:p text:style-name="P18"><text:span text:style-name="T19">CU_00</text:span><text:span text:style-name="T57">9</text:span><text:span text:style-name="T19">_</text:span><text:span text:style-name="T29">AlquilarAlojamiento</text:span></text:p>
          </table:table-cell>
          <table:table-cell table:style-name="Tabla1.B2" office:value-type="string">
            <text:p text:style-name="P60"/>
          </table:table-cell>
        </table:table-row>
        <table:table-row table:style-name="Tabla1.1">
          <table:table-cell table:style-name="Tabla1.A2" office:value-type="string">
            <text:p text:style-name="P15"><text:span text:style-name="T18">0</text:span><text:span text:style-name="T57">10</text:span></text:p>
          </table:table-cell>
          <table:table-cell table:style-name="Tabla1.B2" office:value-type="string">
            <text:p text:style-name="P38"><text:span text:style-name="T19">CU_0</text:span><text:span text:style-name="T57">10</text:span><text:span text:style-name="T19">_</text:span><text:span text:style-name="T29">ValorarAlojamiento</text:span></text:p>
          </table:table-cell>
          <table:table-cell table:style-name="Tabla1.B2" office:value-type="string">
            <text:p text:style-name="P106"/>
          </table:table-cell>
        </table:table-row>
        <table:table-row table:style-name="Tabla1.1">
          <table:table-cell table:style-name="Tabla1.A2" office:value-type="string">
            <text:p text:style-name="P107"><text:span text:style-name="T18">0</text:span><text:span text:style-name="T19">1</text:span><text:span text:style-name="T57">1</text:span></text:p>
          </table:table-cell>
          <table:table-cell table:style-name="Tabla1.B2" office:value-type="string">
            <text:p text:style-name="P18"><text:span text:style-name="T59">CU_01</text:span><text:span text:style-name="T76">1</text:span><text:span text:style-name="T59">_</text:span><text:span text:style-name="T61">DevolucionDinero</text:span></text:p>
          </table:table-cell>
          <table:table-cell table:style-name="Tabla1.B2" office:value-type="string">
            <text:p text:style-name="P104"/>
          </table:table-cell>
        </table:table-row>
        <table:table-row table:style-name="Tabla1.1">
          <table:table-cell table:style-name="Tabla1.A2" office:value-type="string">
            <text:p text:style-name="P16"><text:span text:style-name="T18">0</text:span><text:span text:style-name="T19">1</text:span><text:span text:style-name="T57">2</text:span></text:p>
          </table:table-cell>
          <table:table-cell table:style-name="Tabla1.B2" office:value-type="string">
            <text:p text:style-name="P18"><text:span text:style-name="T19">CU_01</text:span><text:span text:style-name="T57">2</text:span><text:span text:style-name="T19">_</text:span><text:span text:style-name="T29">RegistrarCheckIn</text:span></text:p>
          </table:table-cell>
          <table:table-cell table:style-name="Tabla1.B2" office:value-type="string">
            <text:p text:style-name="P109"/>
          </table:table-cell>
        </table:table-row>
        <table:table-row table:style-name="Tabla1.1">
          <table:table-cell table:style-name="Tabla1.A2" office:value-type="string">
            <text:p text:style-name="P110">01<text:span text:style-name="T111">3</text:span></text:p>
          </table:table-cell>
          <table:table-cell table:style-name="Tabla1.B2" office:value-type="string">
            <text:p text:style-name="P40"><text:span text:style-name="T19">CU_01</text:span><text:span text:style-name="T57">3</text:span><text:span text:style-name="T19">_</text:span><text:span text:style-name="T29">RegistrarCheckOut</text:span></text:p>
          </table:table-cell>
          <table:table-cell table:style-name="Tabla1.B2" office:value-type="string">
            <text:p text:style-name="P20"/>
          </table:table-cell>
        </table:table-row>
        <table:table-row table:style-name="Tabla1.15">
          <table:table-cell table:style-name="Tabla1.A2" office:value-type="string">
            <text:p text:style-name="P176">014</text:p>
          </table:table-cell>
          <table:table-cell table:style-name="Tabla1.B2" office:value-type="string">
            <text:p text:style-name="P162">CU_014_EditarReserva</text:p>
          </table:table-cell>
          <table:table-cell table:style-name="Tabla1.B2" office:value-type="string">
            <text:p text:style-name="P109"/>
          </table:table-cell>
        </table:table-row>
      </table:table>
      <text:p text:style-name="Standard"/>
      <text:h text:style-name="P125" text:outline-level="1"/>
      <text:h text:style-name="P126" text:outline-level="1">Descripción de un Caso de Uso</text:h>
      <text:p text:style-name="Standard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14"><text:span text:style-name="T2">CU-00</text:span><text:span text:style-name="T4">1</text:span></text:p>
          </table:table-cell>
          <table:table-cell table:style-name="Tabla2.B1" table:number-columns-spanned="2" office:value-type="string">
            <text:p text:style-name="P100">CU_001_<text:span text:style-name="T88">CrearUsuario</text:span></text:p>
          </table:table-cell>
          <table:covered-table-cell/>
          <table:table-cell table:style-name="Tabla2.B1" office:value-type="string">
            <text:p text:style-name="P14"><text:span text:style-name="T2">VERSIÓN </text:span><text:span text:style-name="T4">1</text:span></text:p>
          </table:table-cell>
        </table:table-row>
        <table:table-row table:style-name="Tabla2.1">
          <table:table-cell table:style-name="Tabla2.A2" office:value-type="string">
            <text:p text:style-name="P43">Prioridad</text:p>
          </table:table-cell>
          <table:table-cell table:style-name="Tabla2.B2" table:number-columns-spanned="3" office:value-type="string">
            <text:p text:style-name="P14"><text:span text:style-name="T58">Alta</text:span><text:span text:style-name="T18"> / </text:span><text:span text:style-name="T58">Media</text:span><text:span text:style-name="T18"> / </text:span><text:span text:style-name="T2">Baja</text:span>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43">Complejidad</text:p>
          </table:table-cell>
          <table:table-cell table:style-name="Tabla2.B2" table:number-columns-spanned="3" office:value-type="string">
            <text:p text:style-name="P14"><text:span text:style-name="T18">Simple / </text:span><text:span text:style-name="T2">Mediano</text:span><text:span text:style-name="T18"> / Complejo / Muy complejo</text:span>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43">Actor</text:p>
          </table:table-cell>
          <table:table-cell table:style-name="Tabla2.B2" table:number-columns-spanned="3" office:value-type="string">
            <text:p text:style-name="P65">Inquilino - Propietario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43">Objetivo</text:p>
          </table:table-cell>
          <table:table-cell table:style-name="Tabla2.B2" table:number-columns-spanned="3" office:value-type="string">
            <text:p text:style-name="P21"><text:span text:style-name="T19">Registrar un nuevo </text:span><text:span text:style-name="T30">usuario</text:span><text:span text:style-name="T19"> en el sistema</text:span>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43">Precondición</text:p>
          </table:table-cell>
          <table:table-cell table:style-name="Tabla2.B2" table:number-columns-spanned="3" office:value-type="string">
            <text:p text:style-name="P61"><text:s/>-</text:p>
          </table:table-cell>
          <table:covered-table-cell/>
          <table:covered-table-cell/>
        </table:table-row>
        <table:table-row table:style-name="Tabla2.1">
          <table:table-cell table:style-name="Tabla2.A7" table:number-rows-spanned="6" office:value-type="string">
            <text:p text:style-name="P46">Secuencia normal</text:p>
          </table:table-cell>
          <table:table-cell table:style-name="Tabla2.B7" office:value-type="string">
            <text:p text:style-name="P43">Paso</text:p>
          </table:table-cell>
          <table:table-cell table:style-name="Tabla2.B7" table:number-columns-spanned="2" office:value-type="string">
            <text:p text:style-name="P43">Acción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43">1</text:p>
          </table:table-cell>
          <table:table-cell table:style-name="Tabla2.B7" table:number-columns-spanned="2" office:value-type="string">
            <text:p text:style-name="P21">El caso de uso comienza cuando el <text:span text:style-name="T89">usuario</text:span> selecciona la opción “<text:span text:style-name="T89">Registrarse</text:span>”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43">2</text:p>
          </table:table-cell>
          <table:table-cell table:style-name="Tabla2.B7" table:number-columns-spanned="2" office:value-type="string">
            <text:p text:style-name="P21"><text:span text:style-name="T21">El sistema muestra una interfaz donde se solicitan los siguientes datos: nombre, apellido, DNI, fecha de nacimiento, teléfono, e-mail, </text:span><text:span text:style-name="T30">dirección,</text:span><text:span text:style-name="T21"> </text:span><text:span text:style-name="T30">contraseña (oculta con posibilidad de mostrarse), checkbox para indicar si el usuario se registra como propietario o inquilino,</text:span><text:span text:style-name="T21"> opción “</text:span><text:span text:style-name="T33">Cancelar</text:span><text:span text:style-name="T21">” y “</text:span><text:span text:style-name="T30">Registrarse</text:span><text:span text:style-name="T21">”.</text:span>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43">3</text:p>
          </table:table-cell>
          <table:table-cell table:style-name="Tabla2.B7" table:number-columns-spanned="2" office:value-type="string">
            <text:p text:style-name="P21"><text:span text:style-name="T21">El </text:span><text:span text:style-name="T47">usuario</text:span><text:span text:style-name="T21"> ingresa todos los datos solicitados y selecciona la opción “</text:span><text:span text:style-name="T30">Registrarse</text:span><text:span text:style-name="T21">”.</text:span>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43">4</text:p>
          </table:table-cell>
          <table:table-cell table:style-name="Tabla2.B7" table:number-columns-spanned="2" office:value-type="string">
            <text:p text:style-name="P18"><text:span text:style-name="T20">El sistema </text:span><text:span text:style-name="T30">registra</text:span><text:span text:style-name="T20"> un nuevo cliente.</text:span>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43">5</text:p>
          </table:table-cell>
          <table:table-cell table:style-name="Tabla2.B7" table:number-columns-spanned="2" office:value-type="string">
            <text:p text:style-name="P63">Fin del Caso de Uso</text:p>
          </table:table-cell>
          <table:covered-table-cell/>
        </table:table-row>
        <table:table-row table:style-name="Tabla2.1">
          <table:table-cell table:style-name="Tabla2.A7" table:number-rows-spanned="3" office:value-type="string">
            <text:p text:style-name="P46">Excepciones</text:p>
          </table:table-cell>
          <table:table-cell table:style-name="Tabla2.B7" office:value-type="string">
            <text:p text:style-name="P43">Paso</text:p>
          </table:table-cell>
          <table:table-cell table:style-name="Tabla2.B7" table:number-columns-spanned="2" office:value-type="string">
            <text:p text:style-name="P43">Acción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63">3</text:p>
          </table:table-cell>
          <table:table-cell table:style-name="Tabla2.B7" table:number-columns-spanned="2" office:value-type="string">
            <text:p text:style-name="P24"><text:span text:style-name="T21">El usuario no completa todos los campos y presiona “</text:span><text:span text:style-name="T30">Registrarse</text:span><text:span text:style-name="T21">”. El sistema </text:span><text:span text:style-name="T20">informa que faltan completar datos. El </text:span><text:span text:style-name="T47">usuario</text:span><text:span text:style-name="T20"> completa lo faltante y presiona “</text:span><text:span text:style-name="T30">Registrarse</text:span><text:span text:style-name="T20">”. Continua el en curso Normal, paso 4.</text:span></text:p>
          </table:table-cell>
          <table:covered-table-cell/>
        </table:table-row>
        <table:table-row table:style-name="Tabla2.1">
          <table:covered-table-cell/>
          <table:table-cell table:style-name="Tabla2.B7" office:value-type="string">
            <text:p text:style-name="P105">3</text:p>
          </table:table-cell>
          <table:table-cell table:style-name="Tabla2.B7" table:number-columns-spanned="2" office:value-type="string">
            <text:p text:style-name="P105">Los datos ingresados coinciden con un cliente ya registrado. <text:span text:style-name="T90">El sistema avisa con un mensaje por pantalla.</text:span> Fin del Caso de Uso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43">Poscondición</text:p>
          </table:table-cell>
          <table:table-cell table:style-name="Tabla2.B2" table:number-columns-spanned="3" office:value-type="string">
            <text:p text:style-name="P43"><text:s/>- 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43">Casos de Uso asociados</text:p>
          </table:table-cell>
          <table:table-cell table:style-name="Tabla2.B2" table:number-columns-spanned="3" office:value-type="string">
            <text:p text:style-name="P20"><text:s/>-</text:p>
          </table:table-cell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43">Observaciones</text:p>
          </table:table-cell>
          <table:table-cell table:style-name="Tabla2.B7" table:number-columns-spanned="3" office:value-type="string">
            <text:list xml:id="list2852623104" text:style-name="L1">
              <text:list-item>
                <text:p text:style-name="P156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2"/>
      <text:h text:style-name="P127" text:outline-level="1">Descripción de un Caso de Uso</text:h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 table:style-name="Tabla3.1">
          <table:table-cell table:style-name="Tabla3.A1" office:value-type="string">
            <text:p text:style-name="P19"><text:span text:style-name="T2">CU-00</text:span><text:span text:style-name="T9">2</text:span></text:p>
          </table:table-cell>
          <table:table-cell table:style-name="Tabla3.B1" table:number-columns-spanned="2" office:value-type="string">
            <text:p text:style-name="P19"><text:span text:style-name="T3">CU_00</text:span><text:span text:style-name="T7">2</text:span><text:span text:style-name="T3">_</text:span><text:span text:style-name="T7">Login</text:span></text:p>
          </table:table-cell>
          <table:covered-table-cell/>
          <table:table-cell table:style-name="Tabla3.B1" office:value-type="string">
            <text:p text:style-name="P19"><text:span text:style-name="T2">VERSIÓN </text:span><text:span text:style-name="T4">1</text:span></text:p>
          </table:table-cell>
        </table:table-row>
        <table:table-row table:style-name="Tabla3.1">
          <table:table-cell table:style-name="Tabla3.A2" office:value-type="string">
            <text:p text:style-name="P53">Prioridad</text:p>
          </table:table-cell>
          <table:table-cell table:style-name="Tabla3.B2" table:number-columns-spanned="3" office:value-type="string">
            <text:p text:style-name="P19"><text:span text:style-name="T58">Alta</text:span><text:span text:style-name="T18"> / Media / </text:span><text:span text:style-name="T2">Baja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53">Complejidad</text:p>
          </table:table-cell>
          <table:table-cell table:style-name="Tabla3.B2" table:number-columns-spanned="3" office:value-type="string">
            <text:p text:style-name="P19"><text:span text:style-name="T58">Simple</text:span><text:span text:style-name="T18"> / </text:span><text:span text:style-name="T2">Mediano</text:span><text:span text:style-name="T18"> / Complejo / Muy complejo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53">Actor</text:p>
          </table:table-cell>
          <table:table-cell table:style-name="Tabla3.B2" table:number-columns-spanned="3" office:value-type="string">
            <text:p text:style-name="P66">Inquilino - Propietario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53">Objetivo</text:p>
          </table:table-cell>
          <table:table-cell table:style-name="Tabla3.B2" table:number-columns-spanned="3" office:value-type="string">
            <text:p text:style-name="P66"><text:span text:style-name="T86">I</text:span>niciar una sesión en el sistema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53">Precondición</text:p>
          </table:table-cell>
          <table:table-cell table:style-name="Tabla3.B2" table:number-columns-spanned="3" office:value-type="string">
            <text:p text:style-name="P35"><text:span text:style-name="T21">El </text:span><text:span text:style-name="T47">usuario</text:span><text:span text:style-name="T21"> debe </text:span><text:span text:style-name="T51">haberse registrado en el sistema (</text:span><text:span text:style-name="T3">CU_001_</text:span><text:span text:style-name="T8">CrearUsuario</text:span><text:span text:style-name="T51">)</text:span></text:p>
          </table:table-cell>
          <table:covered-table-cell/>
          <table:covered-table-cell/>
        </table:table-row>
        <table:table-row table:style-name="Tabla3.1">
          <table:table-cell table:style-name="Tabla3.A7" table:number-rows-spanned="6" office:value-type="string">
            <text:p text:style-name="P47">Secuencia normal</text:p>
          </table:table-cell>
          <table:table-cell table:style-name="Tabla3.B7" office:value-type="string">
            <text:p text:style-name="P53">Paso</text:p>
          </table:table-cell>
          <table:table-cell table:style-name="Tabla3.B7" table:number-columns-spanned="2" office:value-type="string">
            <text:p text:style-name="P53">Acción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53">1</text:p>
          </table:table-cell>
          <table:table-cell table:style-name="Tabla3.B7" table:number-columns-spanned="2" office:value-type="string">
            <text:p text:style-name="P19"><text:span text:style-name="T21">El caso de uso comienza cuando el </text:span><text:span text:style-name="T47">usuario</text:span><text:span text:style-name="T21"> selecciona la opción “</text:span><text:span text:style-name="T33">Login</text:span><text:span text:style-name="T21">”</text:span>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53">2</text:p>
          </table:table-cell>
          <table:table-cell table:style-name="Tabla3.B7" table:number-columns-spanned="2" office:value-type="string">
            <text:p text:style-name="P23"><text:span text:style-name="T21">El sistema muestra una interfaz donde se solicitan los siguientes datos: </text:span><text:span text:style-name="T31">email, contraseña</text:span><text:span text:style-name="T77">.</text:span><text:span text:style-name="T21"> </text:span><text:span text:style-name="T22">O</text:span><text:span text:style-name="T21">pción “</text:span><text:span text:style-name="T33">Login</text:span><text:span text:style-name="T21">” </text:span><text:span text:style-name="T33">y</text:span><text:span text:style-name="T21"> “</text:span><text:span text:style-name="T33">Registrarse</text:span><text:span text:style-name="T21">”.</text:span>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53">3</text:p>
          </table:table-cell>
          <table:table-cell table:style-name="Tabla3.B7" table:number-columns-spanned="2" office:value-type="string">
            <text:p text:style-name="P19"><text:span text:style-name="T21">El </text:span><text:span text:style-name="T47">usuario</text:span><text:span text:style-name="T21"> ingresa todos los datos solicitados y selecciona la opción “</text:span><text:span text:style-name="T34">Login</text:span><text:span text:style-name="T21">”.</text:span>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67">4</text:p>
          </table:table-cell>
          <table:table-cell table:style-name="Tabla3.B7" table:number-columns-spanned="2" office:value-type="string">
            <text:p text:style-name="P67">El sistema valida la existencia del usuario y que las credenciales sean correctas.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67">5</text:p>
          </table:table-cell>
          <table:table-cell table:style-name="Tabla3.B7" table:number-columns-spanned="2" office:value-type="string">
            <text:p text:style-name="P67">Se inicia dicha sesión. Fin de caso de uso.</text:p>
          </table:table-cell>
          <table:covered-table-cell/>
        </table:table-row>
        <table:table-row table:style-name="Tabla3.1">
          <table:table-cell table:style-name="Tabla3.A7" table:number-rows-spanned="3" office:value-type="string">
            <text:p text:style-name="P47">Excepciones</text:p>
          </table:table-cell>
          <table:table-cell table:style-name="Tabla3.B7" office:value-type="string">
            <text:p text:style-name="P53">Paso</text:p>
          </table:table-cell>
          <table:table-cell table:style-name="Tabla3.B7" table:number-columns-spanned="2" office:value-type="string">
            <text:p text:style-name="P53">Acción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62"/>
            <text:p text:style-name="P62">3</text:p>
            <text:p text:style-name="P62"/>
            <text:p text:style-name="P62"/>
          </table:table-cell>
          <table:table-cell table:style-name="Tabla3.B7" table:number-columns-spanned="2" office:value-type="string">
            <text:p text:style-name="P19"><text:span text:style-name="T21">El usuario no completa todos los campos y presiona “</text:span><text:span text:style-name="T34">Login</text:span><text:span text:style-name="T21">”. El sistema </text:span><text:span text:style-name="T20">informa que faltan completar datos. </text:span><text:span text:style-name="T33">El usuario completa lo faltante y pre</text:span><text:span text:style-name="T34">si</text:span><text:span text:style-name="T33">ona “</text:span><text:span text:style-name="T34">Login</text:span><text:span text:style-name="T33">”. </text:span><text:span text:style-name="T34">Continua al paso 4</text:span><text:span text:style-name="T33">.</text:span></text:p>
          </table:table-cell>
          <table:covered-table-cell/>
        </table:table-row>
        <table:table-row table:style-name="Tabla3.1">
          <table:covered-table-cell/>
          <table:table-cell table:style-name="Tabla3.B7" office:value-type="string">
            <text:p text:style-name="P111">4</text:p>
            <text:p text:style-name="P111"/>
            <text:p text:style-name="P111"/>
          </table:table-cell>
          <table:table-cell table:style-name="Tabla3.B7" table:number-columns-spanned="2" office:value-type="string">
            <text:p text:style-name="P25"><text:span text:style-name="T62">El </text:span><text:span text:style-name="T63">sistema valida e informa con un mensaje por pantalla que dicho usuario no existe en el sistema. </text:span><text:span text:style-name="T65">El usuario selecciona la opción “Registrarse”. Se llama al caso de uso </text:span><text:span text:style-name="T3">CU_001_</text:span><text:span text:style-name="T8">CrearUsuario</text:span><text:span text:style-name="T61">.</text:span><text:span text:style-name="T8"> </text:span><text:span text:style-name="T64">Fin de caso de uso.</text:span></text:p>
          </table:table-cell>
          <table:covered-table-cell/>
        </table:table-row>
        <table:table-row table:style-name="Tabla3.1">
          <table:table-cell table:style-name="Tabla3.A2" office:value-type="string">
            <text:p text:style-name="P53">Poscondición</text:p>
          </table:table-cell>
          <table:table-cell table:style-name="Tabla3.B2" table:number-columns-spanned="3" office:value-type="string">
            <text:p text:style-name="P53"><text:s/>- 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53">Casos de Uso asociados</text:p>
          </table:table-cell>
          <table:table-cell table:style-name="Tabla3.B2" table:number-columns-spanned="3" office:value-type="string">
            <text:p text:style-name="P26"><text:span text:style-name="T59">CU_003_</text:span><text:span text:style-name="T61">BuscarAlojamiento – </text:span><text:span text:style-name="T66">Asociación de extensión</text:span></text:p>
            <text:p text:style-name="P112"><text:span text:style-name="T19">CU_005_</text:span><text:span text:style-name="T29">ConsultarReserva</text:span> – Asociación de extensión</text:p>
            <text:p text:style-name="P26"><text:span text:style-name="T19">CU_007_</text:span><text:span text:style-name="T29">ValorarAlojamiento</text:span><text:span text:style-name="T87"> – Asociación de </text:span><text:span text:style-name="T91">extensión</text:span></text:p>
            <text:p text:style-name="P113"><text:span text:style-name="T19">CU_011_</text:span><text:span text:style-name="T29">RegistrarCheckIn</text:span><text:span text:style-name="T18"> – Asociación de </text:span><text:span text:style-name="T35">extensión</text:span></text:p>
            <text:p text:style-name="P113"><text:span text:style-name="T19">CU_01</text:span><text:span text:style-name="T23">2</text:span><text:span text:style-name="T19">_</text:span><text:span text:style-name="T29">RegistrarCheckOut</text:span><text:span text:style-name="T18"> – Asociación de </text:span><text:span text:style-name="T35">extensión</text:span></text:p>
            <text:p text:style-name="P27"><text:span text:style-name="T19">CU_01</text:span><text:span text:style-name="T26">3</text:span><text:span text:style-name="T19">_</text:span><text:span text:style-name="T29">PublicarAlojamiento</text:span><text:span text:style-name="T27"> – Asociación de </text:span><text:span text:style-name="T35">extensión</text:span></text:p>
          </table:table-cell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53">Observaciones</text:p>
          </table:table-cell>
          <table:table-cell table:style-name="Tabla3.B7" table:number-columns-spanned="3" office:value-type="string">
            <text:list xml:id="list188828383" text:style-name="L2">
              <text:list-item>
                <text:p text:style-name="P164"><text:span text:style-name="T28">El actor puede </text:span><text:span text:style-name="T32">cancelar</text:span><text:span text:style-name="T28"> la ejecución del caso de uso en cualquier momento</text:span></text:p>
              </text:list-item>
            </text:list>
          </table:table-cell>
          <table:covered-table-cell/>
          <table:covered-table-cell/>
        </table:table-row>
      </table:table>
      <text:p text:style-name="P3"/>
      <text:p text:style-name="P3"/>
      <text:h text:style-name="P128" text:outline-level="1">Descripción de un Caso de Uso</text:h>
      <text:p text:style-name="P9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 table:style-name="Tabla4.1">
          <table:table-cell table:style-name="Tabla4.A1" office:value-type="string">
            <text:p text:style-name="P20"><text:span text:style-name="T2">CU-0</text:span><text:span text:style-name="T9">03</text:span></text:p>
          </table:table-cell>
          <table:table-cell table:style-name="Tabla4.B1" table:number-columns-spanned="2" office:value-type="string">
            <text:p text:style-name="P114"><text:span text:style-name="T19">CU_003_</text:span><text:span text:style-name="T29">BuscarAlojamiento</text:span></text:p>
          </table:table-cell>
          <table:covered-table-cell/>
          <table:table-cell table:style-name="Tabla4.B1" office:value-type="string">
            <text:p text:style-name="P20"><text:span text:style-name="T2">VERSIÓN </text:span><text:span text:style-name="T4">1</text:span></text:p>
          </table:table-cell>
        </table:table-row>
        <table:table-row table:style-name="Tabla4.1">
          <table:table-cell table:style-name="Tabla4.A2" office:value-type="string">
            <text:p text:style-name="P54">Prioridad</text:p>
          </table:table-cell>
          <table:table-cell table:style-name="Tabla4.B2" table:number-columns-spanned="3" office:value-type="string">
            <text:p text:style-name="P20"><text:span text:style-name="T2">Alta</text:span><text:span text:style-name="T18"> / Media / Baja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54">Complejidad</text:p>
          </table:table-cell>
          <table:table-cell table:style-name="Tabla4.B2" table:number-columns-spanned="3" office:value-type="string">
            <text:p text:style-name="P20"><text:span text:style-name="T18">Simple / </text:span><text:span text:style-name="T58">Mediano</text:span><text:span text:style-name="T18"> / </text:span><text:span text:style-name="T2">Complejo</text:span><text:span text:style-name="T18"> / Muy complejo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54">Actor</text:p>
          </table:table-cell>
          <table:table-cell table:style-name="Tabla4.B2" table:number-columns-spanned="3" office:value-type="string">
            <text:p text:style-name="P68">Inquilino - Propietario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54">Objetivo</text:p>
          </table:table-cell>
          <table:table-cell table:style-name="Tabla4.B2" table:number-columns-spanned="3" office:value-type="string">
            <text:p text:style-name="P81">Buscar alojamientos disponibles según los filtros aplicados.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54">Precondición</text:p>
          </table:table-cell>
          <table:table-cell table:style-name="Tabla4.B2" table:number-columns-spanned="3" office:value-type="string">
            <text:p text:style-name="P28"><text:span text:style-name="T21">El </text:span><text:span text:style-name="T47">usuario</text:span><text:span text:style-name="T21"> debe </text:span><text:span text:style-name="T36">estar logueado en el sistema </text:span><text:span text:style-name="T3">CU_00</text:span><text:span text:style-name="T7">2</text:span><text:span text:style-name="T3">_</text:span><text:span text:style-name="T7">Login</text:span></text:p>
          </table:table-cell>
          <table:covered-table-cell/>
          <table:covered-table-cell/>
        </table:table-row>
        <table:table-row table:style-name="Tabla4.1">
          <table:table-cell table:style-name="Tabla4.A7" table:number-rows-spanned="8" office:value-type="string">
            <text:p text:style-name="P48">Secuencia normal</text:p>
          </table:table-cell>
          <table:table-cell table:style-name="Tabla4.B7" office:value-type="string">
            <text:p text:style-name="P54">Paso</text:p>
          </table:table-cell>
          <table:table-cell table:style-name="Tabla4.B7" table:number-columns-spanned="2" office:value-type="string">
            <text:p text:style-name="P54">Acción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54">1</text:p>
          </table:table-cell>
          <table:table-cell table:style-name="Tabla4.B7" table:number-columns-spanned="2" office:value-type="string">
            <text:p text:style-name="P20"><text:span text:style-name="T21">El caso de uso comienza cuando el </text:span><text:span text:style-name="T55">inquilino</text:span><text:span text:style-name="T37"> selecciona la opción “Buscar alojamientos”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43">2</text:p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  <text:p text:style-name="P43"/>
          </table:table-cell>
          <table:table-cell table:style-name="Tabla4.B7" table:number-columns-spanned="2" office:value-type="string">
            <text:p text:style-name="P102">El sistema muestra una interfaz donde se solicitan los siguientes datos:</text:p>
            <text:list xml:id="list3519453672" text:style-name="L3">
              <text:list-item>
                <text:list>
                  <text:list-item>
                    <text:p text:style-name="P141">Fecha de check-in <text:span text:style-name="T92">(obligatorio)</text:span>.</text:p>
                  </text:list-item>
                  <text:list-item>
                    <text:p text:style-name="P141">Fecha de check-out <text:span text:style-name="T92">(obligatorio)</text:span>.</text:p>
                  </text:list-item>
                  <text:list-item>
                    <text:p text:style-name="P141">Ocupación máxima <text:span text:style-name="T92">(obligatorio)</text:span>.</text:p>
                  </text:list-item>
                  <text:list-item>
                    <text:p text:style-name="P143">Zona turística <text:span text:style-name="T93">(obligatorio)</text:span>.</text:p>
                  </text:list-item>
                  <text:list-item>
                    <text:p text:style-name="P145">Número de dormitorios.</text:p>
                  </text:list-item>
                  <text:list-item>
                    <text:p text:style-name="P145">Número de baños.</text:p>
                  </text:list-item>
                  <text:list-item>
                    <text:p text:style-name="P145"><text:span text:style-name="T94">Checkbox para elegir c</text:span>omodidades.</text:p>
                  </text:list-item>
                  <text:list-item>
                    <text:p text:style-name="P145"><text:span text:style-name="T94">Lista para elegir un m</text:span>edio de pago.</text:p>
                  </text:list-item>
                  <text:list-item>
                    <text:p text:style-name="P145">Valoración <text:span text:style-name="T94">a elegir entre 1 a 5 estrellas</text:span>.</text:p>
                  </text:list-item>
                  <text:list-item>
                    <text:p text:style-name="P145">Precio mínimo y máximo.</text:p>
                  </text:list-item>
                </text:list>
              </text:list-item>
            </text:list>
            <text:p text:style-name="P133"/>
            <text:p text:style-name="P134"><text:span text:style-name="T97">P</text:span><text:span text:style-name="T94">roporciona </text:span><text:span text:style-name="T97">un ordenamiento de los alojamientos por:</text:span></text:p>
            <text:list xml:id="list2016045357" text:style-name="L4">
              <text:list-item>
                <text:list>
                  <text:list-item>
                    <text:p text:style-name="P146">Menor precio.</text:p>
                  </text:list-item>
                  <text:list-item>
                    <text:p text:style-name="P146">Mayor precio.</text:p>
                  </text:list-item>
                  <text:list-item>
                    <text:p text:style-name="P146">Mejor valorado.</text:p>
                  </text:list-item>
                  <text:list-item>
                    <text:p text:style-name="P146">Peor valorado.</text:p>
                  </text:list-item>
                  <text:list-item>
                    <text:p text:style-name="P146">Más antiguo.</text:p>
                  </text:list-item>
                  <text:list-item>
                    <text:p text:style-name="P146">Más reciente.</text:p>
                  </text:list-item>
                </text:list>
              </text:list-item>
            </text:list>
            <text:p text:style-name="P135">Por defecto el ordenamiento será por mejor valorado.</text:p>
            <text:p text:style-name="P134"/>
            <text:p text:style-name="P134"><text:span text:style-name="T97">Además proporciona </text:span><text:span text:style-name="T96">las</text:span><text:span text:style-name="T94"> opci</text:span><text:span text:style-name="T96">ones</text:span><text:span text:style-name="T94"> “</text:span><text:span text:style-name="T95">Limpiar filtros” </text:span><text:span text:style-name="T96">y</text:span><text:span text:style-name="T95"> “Buscar”.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43">3</text:p>
          </table:table-cell>
          <table:table-cell table:style-name="Tabla4.B7" table:number-columns-spanned="2" office:value-type="string">
            <text:p text:style-name="P21"><text:span text:style-name="T21">El </text:span><text:span text:style-name="T55">inquilino</text:span><text:span text:style-name="T21"> ingresa todos los datos solicitados y selecciona la opción “</text:span><text:span text:style-name="T38">Buscar</text:span><text:span text:style-name="T21">”.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43">4</text:p>
          </table:table-cell>
          <table:table-cell table:style-name="Tabla4.B7" table:number-columns-spanned="2" office:value-type="string">
            <text:p text:style-name="P18"><text:span text:style-name="T20">El sistema </text:span><text:span text:style-name="T38">muestra todos los alojamientos que cumplen con los filtros.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91">5</text:p>
          </table:table-cell>
          <table:table-cell table:style-name="Tabla4.B7" table:number-columns-spanned="2" office:value-type="string">
            <text:p text:style-name="P119">El inquilino selecciona un alojamiento del listado. 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91">6</text:p>
          </table:table-cell>
          <table:table-cell table:style-name="Tabla4.B7" table:number-columns-spanned="2" office:value-type="string">
            <text:p text:style-name="P119">El sistema muestra la siguiente información del alojamiento seleccionado:</text:p>
            <text:list xml:id="list2994566980" text:style-name="L5">
              <text:list-item>
                <text:list>
                  <text:list-item>
                    <text:p text:style-name="P177"><text:span text:style-name="T105">F</text:span>echa de check-in.</text:p>
                  </text:list-item>
                  <text:list-item>
                    <text:p text:style-name="P177">Fecha de check-out.</text:p>
                  </text:list-item>
                  <text:list-item>
                    <text:p text:style-name="P142"><text:soft-page-break/>Ocupación máxima.</text:p>
                  </text:list-item>
                  <text:list-item>
                    <text:p text:style-name="P144">Zona turística.</text:p>
                  </text:list-item>
                  <text:list-item>
                    <text:p text:style-name="P147">Número de dormitorios.</text:p>
                  </text:list-item>
                  <text:list-item>
                    <text:p text:style-name="P147">Número de baños.</text:p>
                  </text:list-item>
                  <text:list-item>
                    <text:p text:style-name="P148">Comodidades.</text:p>
                  </text:list-item>
                  <text:list-item>
                    <text:p text:style-name="P147"><text:span text:style-name="T105">Formas</text:span> de pago <text:span text:style-name="T105">habilitadas.</text:span></text:p>
                  </text:list-item>
                  <text:list-item>
                    <text:p text:style-name="P147">Valoración.</text:p>
                  </text:list-item>
                </text:list>
                <text:p text:style-name="P149">Ademas el sistema proporciona una opción para reservar el alojamiento.</text:p>
              </text:list-item>
            </text:list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91">7</text:p>
          </table:table-cell>
          <table:table-cell table:style-name="Tabla4.B7" table:number-columns-spanned="2" office:value-type="string">
            <text:p text:style-name="P63">Fin del Caso de Uso</text:p>
          </table:table-cell>
          <table:covered-table-cell/>
        </table:table-row>
        <table:table-row table:style-name="Tabla4.1">
          <table:table-cell table:style-name="Tabla4.A7" table:number-rows-spanned="3" office:value-type="string">
            <text:p text:style-name="P48">Excepciones</text:p>
          </table:table-cell>
          <table:table-cell table:style-name="Tabla4.B7" office:value-type="string">
            <text:p text:style-name="P54">Paso</text:p>
          </table:table-cell>
          <table:table-cell table:style-name="Tabla4.B7" table:number-columns-spanned="2" office:value-type="string">
            <text:p text:style-name="P54">Acción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108">3</text:p>
            <text:p text:style-name="P108"/>
            <text:p text:style-name="P108"/>
          </table:table-cell>
          <table:table-cell table:style-name="Tabla4.B7" table:number-columns-spanned="2" office:value-type="string">
            <text:p text:style-name="P37"><text:span text:style-name="T106">El usuario no ingresa algunos de los campos obligatorios y selecciona la opción “Buscar”. El sistema informa por pantalla la falta de dichos datos. El </text:span><text:span text:style-name="T105">Inquilino</text:span><text:span text:style-name="T106"> ingresa dichos datos y selecciona la opción “Buscar. Continúa al paso 4.</text:span></text:p>
          </table:table-cell>
          <table:covered-table-cell/>
        </table:table-row>
        <table:table-row table:style-name="Tabla4.1">
          <table:covered-table-cell/>
          <table:table-cell table:style-name="Tabla4.B7" office:value-type="string">
            <text:p text:style-name="P71">5</text:p>
            <text:p text:style-name="P71"/>
            <text:p text:style-name="P71"/>
          </table:table-cell>
          <table:table-cell table:style-name="Tabla4.B7" table:number-columns-spanned="2" office:value-type="string">
            <text:p text:style-name="P115"><text:span text:style-name="T25">E</text:span><text:span text:style-name="T18">l sistema no encuentra alojamientos que cumplan con los filtros. Muestra un mensaje por pantalla indicando al usuario indicando que debe modificar los filtros. Vuelve al paso 3.</text:span></text:p>
          </table:table-cell>
          <table:covered-table-cell/>
        </table:table-row>
        <table:table-row table:style-name="Tabla4.1">
          <table:table-cell table:style-name="Tabla4.A2" office:value-type="string">
            <text:p text:style-name="P54">Poscondición</text:p>
          </table:table-cell>
          <table:table-cell table:style-name="Tabla4.B2" table:number-columns-spanned="3" office:value-type="string">
            <text:p text:style-name="P54"><text:s/>- 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54">Casos de Uso asociados</text:p>
          </table:table-cell>
          <table:table-cell table:style-name="Tabla4.B2" table:number-columns-spanned="3" office:value-type="string">
            <text:p text:style-name="P20"><text:span text:style-name="T19">CU_00</text:span><text:span text:style-name="T39">2</text:span><text:span text:style-name="T19">_</text:span><text:span text:style-name="T39">Login</text:span><text:span text:style-name="T19"> </text:span><text:span text:style-name="T18">– </text:span><text:span text:style-name="T58">Asociación de </text:span><text:span text:style-name="T60">extensión</text:span></text:p>
          </table:table-cell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54">Observaciones</text:p>
          </table:table-cell>
          <table:table-cell table:style-name="Tabla4.B7" table:number-columns-spanned="3" office:value-type="string">
            <text:list xml:id="list2172561032" text:style-name="L6">
              <text:list-item>
                <text:p text:style-name="P157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4"/>
      <text:p text:style-name="P4"/>
      <text:h text:style-name="P130" text:outline-level="1">Descripción de un Caso de Uso</text:h>
      <text:p text:style-name="P11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 table:style-name="Tabla8.1">
          <table:table-cell table:style-name="Tabla8.A1" office:value-type="string">
            <text:p text:style-name="P36"><text:span text:style-name="T2">CU-0</text:span><text:span text:style-name="T9">0</text:span><text:span text:style-name="T12">4</text:span></text:p>
          </table:table-cell>
          <table:table-cell table:style-name="Tabla8.B1" table:number-columns-spanned="2" office:value-type="string">
            <text:p text:style-name="P36"><text:span text:style-name="T3">CU_00</text:span><text:span text:style-name="T13">4</text:span><text:span text:style-name="T3">_</text:span><text:span text:style-name="T13">Reserv</text:span><text:span text:style-name="T8">arAlojamiento</text:span></text:p>
          </table:table-cell>
          <table:covered-table-cell/>
          <table:table-cell table:style-name="Tabla8.B1" office:value-type="string">
            <text:p text:style-name="P36"><text:span text:style-name="T2">VERSIÓN </text:span><text:span text:style-name="T4">1</text:span></text:p>
          </table:table-cell>
        </table:table-row>
        <table:table-row table:style-name="Tabla8.1">
          <table:table-cell table:style-name="Tabla8.A2" office:value-type="string">
            <text:p text:style-name="P56">Prioridad</text:p>
          </table:table-cell>
          <table:table-cell table:style-name="Tabla8.B2" table:number-columns-spanned="3" office:value-type="string">
            <text:p text:style-name="P36"><text:span text:style-name="T2">Alta</text:span><text:span text:style-name="T18"> / Media / Baja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6">Complejidad</text:p>
          </table:table-cell>
          <table:table-cell table:style-name="Tabla8.B2" table:number-columns-spanned="3" office:value-type="string">
            <text:p text:style-name="P36"><text:span text:style-name="T18">Simple / </text:span><text:span text:style-name="T58">Mediano</text:span><text:span text:style-name="T18"> / </text:span><text:span text:style-name="T2">Complejo</text:span><text:span text:style-name="T18"> / Muy complejo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6">Actor</text:p>
          </table:table-cell>
          <table:table-cell table:style-name="Tabla8.B2" table:number-columns-spanned="3" office:value-type="string">
            <text:p text:style-name="P69">Inquilino <text:span text:style-name="T101">(Un propietario puede reservar, pero en ese momento se convierte en Inquilino)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6">Objetivo</text:p>
          </table:table-cell>
          <table:table-cell table:style-name="Tabla8.B2" table:number-columns-spanned="3" office:value-type="string">
            <text:p text:style-name="P77">Buscar alojamientos disponibles según los filtros aplicados.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6">Precondición</text:p>
          </table:table-cell>
          <table:table-cell table:style-name="Tabla8.B2" table:number-columns-spanned="3" office:value-type="string">
            <text:p text:style-name="P36"><text:span text:style-name="T21">El </text:span><text:span text:style-name="T53">Inquilino</text:span><text:span text:style-name="T21"> debe </text:span><text:span text:style-name="T54">estar</text:span><text:span text:style-name="T36"> logueado en el sistema </text:span><text:span text:style-name="T54">(</text:span><text:span text:style-name="T3">CU_00</text:span><text:span text:style-name="T7">2</text:span><text:span text:style-name="T3">_</text:span><text:span text:style-name="T7">Login</text:span><text:span text:style-name="T12">)</text:span><text:span text:style-name="T71">, </text:span><text:span text:style-name="T72">y haber buscado el alojamiento por medio de la aplicación (</text:span><text:span text:style-name="T3">CU_003_</text:span><text:span text:style-name="T8">BuscarAlojamiento</text:span><text:span text:style-name="T72">)</text:span></text:p>
          </table:table-cell>
          <table:covered-table-cell/>
          <table:covered-table-cell/>
        </table:table-row>
        <table:table-row table:style-name="Tabla8.1">
          <table:table-cell table:style-name="Tabla8.A7" table:number-rows-spanned="5" office:value-type="string">
            <text:p text:style-name="P50">Secuencia normal</text:p>
          </table:table-cell>
          <table:table-cell table:style-name="Tabla8.B7" office:value-type="string">
            <text:p text:style-name="P56">Paso</text:p>
          </table:table-cell>
          <table:table-cell table:style-name="Tabla8.B7" table:number-columns-spanned="2" office:value-type="string">
            <text:p text:style-name="P56">Acción</text:p>
          </table:table-cell>
          <table:covered-table-cell/>
        </table:table-row>
        <table:table-row table:style-name="Tabla8.1">
          <table:covered-table-cell/>
          <table:table-cell table:style-name="Tabla8.B7" office:value-type="string">
            <text:p text:style-name="P56">1</text:p>
          </table:table-cell>
          <table:table-cell table:style-name="Tabla8.B7" table:number-columns-spanned="2" office:value-type="string">
            <text:p text:style-name="P36"><text:span text:style-name="T21">El caso de uso comienza cuando el </text:span><text:span text:style-name="T54">Inquilino</text:span><text:span text:style-name="T37"> selecciona la opción “</text:span><text:span text:style-name="T54">Reservar alojamiento</text:span><text:span text:style-name="T37">”.</text:span></text:p>
          </table:table-cell>
          <table:covered-table-cell/>
        </table:table-row>
        <table:table-row table:style-name="Tabla8.1">
          <table:covered-table-cell/>
          <table:table-cell table:style-name="Tabla8.B7" office:value-type="string">
            <text:p text:style-name="P82">2</text:p>
          </table:table-cell>
          <table:table-cell table:style-name="Tabla8.B7" table:number-columns-spanned="2" office:value-type="string">
            <text:p text:style-name="P36"><text:span text:style-name="T102">El </text:span><text:span text:style-name="T103">sistema muestra la siguiente información de la reserva a confirmar</text:span><text:span text:style-name="T102">:</text:span></text:p>
            <text:list xml:id="list253898494" text:style-name="L7">
              <text:list-item>
                <text:p text:style-name="P168">Nro de reserva.</text:p>
              </text:list-item>
              <text:list-item>
                <text:p text:style-name="P165"><text:span text:style-name="T102">Fecha </text:span><text:span text:style-name="T103">check-in.</text:span></text:p>
              </text:list-item>
              <text:list-item>
                <text:p text:style-name="P165"><text:span text:style-name="T102">Fecha </text:span><text:span text:style-name="T103">check-out.</text:span></text:p>
              </text:list-item>
              <text:list-item>
                <text:p text:style-name="P168">Alojamiento:</text:p>
                <text:list>
                  <text:list-item>
                    <text:p text:style-name="P169">Nro de dormitorios.</text:p>
                  </text:list-item>
                  <text:list-item>
                    <text:p text:style-name="P169">Nro de baños</text:p>
                  </text:list-item>
                  <text:list-item>
                    <text:p text:style-name="P169">Comodidades.</text:p>
                  </text:list-item>
                  <text:list-item>
                    <text:p text:style-name="P169">Dirección</text:p>
                  </text:list-item>
                  <text:list-item>
                    <text:p text:style-name="P169">Zona Turística</text:p>
                  </text:list-item>
                </text:list>
              </text:list-item>
              <text:list-item>
                <text:p text:style-name="P169">Propietario</text:p>
                <text:list>
                  <text:list-item>
                    <text:p text:style-name="P169">Nombre</text:p>
                  </text:list-item>
                  <text:list-item>
                    <text:p text:style-name="P169">Apellido</text:p>
                  </text:list-item>
                  <text:list-item>
                    <text:p text:style-name="P169">Teléfono</text:p>
                  </text:list-item>
                  <text:list-item>
                    <text:p text:style-name="P169">E-mail</text:p>
                  </text:list-item>
                </text:list>
              </text:list-item>
              <text:list-item>
                <text:p text:style-name="P168">Cantidad Inquilinos</text:p>
              </text:list-item>
              <text:list-item>
                <text:p text:style-name="P169">Precio Total</text:p>
              </text:list-item>
            </text:list>
            <text:p text:style-name="P118">Y proporciona las opciones “Confirmar Reserva”</text:p>
          </table:table-cell>
          <table:covered-table-cell/>
        </table:table-row>
        <table:table-row table:style-name="Tabla8.1">
          <table:covered-table-cell/>
          <table:table-cell table:style-name="Tabla8.B7" office:value-type="string">
            <text:p text:style-name="P82">3</text:p>
          </table:table-cell>
          <table:table-cell table:style-name="Tabla8.B7" table:number-columns-spanned="2" office:value-type="string">
            <text:p text:style-name="P36">El Inquilino selección la opción “C<text:span text:style-name="T104">onfirmar Reserva”.</text:span></text:p>
          </table:table-cell>
          <table:covered-table-cell/>
        </table:table-row>
        <table:table-row table:style-name="Tabla8.1">
          <table:covered-table-cell/>
          <table:table-cell table:style-name="Tabla8.B7" office:value-type="string">
            <text:p text:style-name="P85">4</text:p>
          </table:table-cell>
          <table:table-cell table:style-name="Tabla8.B7" table:number-columns-spanned="2" office:value-type="string">
            <text:p text:style-name="P118">El sistema registra una nueva reserva con los datos anteriormente confirmados y se llama al caso de uso</text:p>
            <text:p text:style-name="P36"><text:span text:style-name="T3">CU_00</text:span><text:span text:style-name="T14">5</text:span><text:span text:style-name="T3">_</text:span><text:span text:style-name="T14">Consult</text:span><text:span text:style-name="T8">ar</text:span><text:span text:style-name="T14">Reserva.</text:span><text:span text:style-name="T73"> Fin del CU.</text:span></text:p>
          </table:table-cell>
          <table:covered-table-cell/>
        </table:table-row>
        <table:table-row table:style-name="Tabla8.1">
          <table:table-cell table:style-name="Tabla8.A7" office:value-type="string">
            <text:p text:style-name="P50">Excepciones</text:p>
          </table:table-cell>
          <table:table-cell table:style-name="Tabla8.B7" office:value-type="string">
            <text:p text:style-name="P56">Paso</text:p>
          </table:table-cell>
          <table:table-cell table:style-name="Tabla8.B7" table:number-columns-spanned="2" office:value-type="string">
            <text:p text:style-name="P56">Acción</text:p>
          </table:table-cell>
          <table:covered-table-cell/>
        </table:table-row>
        <table:table-row table:style-name="Tabla8.1">
          <table:table-cell table:style-name="Tabla8.A2" office:value-type="string">
            <text:p text:style-name="P56">Poscondición</text:p>
          </table:table-cell>
          <table:table-cell table:style-name="Tabla8.B2" table:number-columns-spanned="3" office:value-type="string">
            <text:p text:style-name="P56"><text:s/>- 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6">Casos de Uso asociados</text:p>
          </table:table-cell>
          <table:table-cell table:style-name="Tabla8.B2" table:number-columns-spanned="3" office:value-type="string">
            <text:p text:style-name="P36"><text:span text:style-name="T3">CU_003_</text:span><text:span text:style-name="T8">BuscarAlojamiento </text:span><text:span text:style-name="T18">– </text:span><text:span text:style-name="T58">Asociación de </text:span><text:span text:style-name="T60">extensión.</text:span></text:p>
            <text:p text:style-name="P36"><text:span text:style-name="T3">CU_00</text:span><text:span text:style-name="T14">5</text:span><text:span text:style-name="T3">_</text:span><text:span text:style-name="T14">Consult</text:span><text:span text:style-name="T8">ar</text:span><text:span text:style-name="T14">Reserva </text:span><text:span text:style-name="T73">- <text:s/>Asociación de inclusión.</text:span></text:p>
          </table:table-cell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56">Observaciones</text:p>
          </table:table-cell>
          <table:table-cell table:style-name="Tabla8.B7" table:number-columns-spanned="3" office:value-type="string">
            <text:list xml:id="list744454333" text:style-name="L8">
              <text:list-item>
                <text:p text:style-name="P158">El actor puede cancelar la ejecución del caso de uso en cualquier momento</text:p>
              </text:list-item>
            </text:list>
          </table:table-cell>
          <table:covered-table-cell/>
          <table:covered-table-cell/>
        </table:table-row>
      </table:table>
      <text:p text:style-name="P6"/>
      <text:h text:style-name="P129" text:outline-level="1">Descripción de un Caso de Uso</text:h>
      <text:p text:style-name="P1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office:value-type="string">
            <text:p text:style-name="P22"><text:span text:style-name="T2">CU-0</text:span><text:span text:style-name="T6">05</text:span></text:p>
          </table:table-cell>
          <table:table-cell table:style-name="Tabla5.B1" table:number-columns-spanned="2" office:value-type="string">
            <text:p text:style-name="P22"><text:span text:style-name="T5">CU_005_</text:span><text:span text:style-name="T10">ConsultarReserva</text:span></text:p>
          </table:table-cell>
          <table:covered-table-cell/>
          <table:table-cell table:style-name="Tabla5.B1" office:value-type="string">
            <text:p text:style-name="P22"><text:span text:style-name="T2">VERSIÓN </text:span><text:span text:style-name="T4">1</text:span></text:p>
          </table:table-cell>
        </table:table-row>
        <table:table-row table:style-name="Tabla5.1">
          <table:table-cell table:style-name="Tabla5.A2" office:value-type="string">
            <text:p text:style-name="P55">Prioridad</text:p>
          </table:table-cell>
          <table:table-cell table:style-name="Tabla5.B2" table:number-columns-spanned="3" office:value-type="string">
            <text:p text:style-name="P22"><text:span text:style-name="T2">Alta</text:span><text:span text:style-name="T18"> / Media / Baja</text:span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5">Complejidad</text:p>
          </table:table-cell>
          <table:table-cell table:style-name="Tabla5.B2" table:number-columns-spanned="3" office:value-type="string">
            <text:p text:style-name="P22"><text:span text:style-name="T18">Simple / </text:span><text:span text:style-name="T58">Mediano</text:span><text:span text:style-name="T18"> / </text:span><text:span text:style-name="T2">Complejo</text:span><text:span text:style-name="T18"> / Muy complejo</text:span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5">Actor</text:p>
          </table:table-cell>
          <table:table-cell table:style-name="Tabla5.B2" table:number-columns-spanned="3" office:value-type="string">
            <text:p text:style-name="P72">Inquilino - Propietario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5">Objetivo</text:p>
          </table:table-cell>
          <table:table-cell table:style-name="Tabla5.B2" table:number-columns-spanned="3" office:value-type="string">
            <text:p text:style-name="P87">Mostrar el histórico de reservas de un usuario y mostrar la información de una reserva elegida por el usuario.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5">Precondición</text:p>
          </table:table-cell>
          <table:table-cell table:style-name="Tabla5.B2" table:number-columns-spanned="3" office:value-type="string">
            <text:p text:style-name="P29"><text:span text:style-name="T21">El </text:span><text:span text:style-name="T47">usuario</text:span><text:span text:style-name="T21"> debe </text:span><text:span text:style-name="T36">estar logueado en el sistema </text:span><text:span text:style-name="T3">CU_00</text:span><text:span text:style-name="T7">2</text:span><text:span text:style-name="T3">_</text:span><text:span text:style-name="T7">Login</text:span></text:p>
          </table:table-cell>
          <table:covered-table-cell/>
          <table:covered-table-cell/>
        </table:table-row>
        <table:table-row table:style-name="Tabla5.1">
          <table:table-cell table:style-name="Tabla5.A7" table:number-rows-spanned="6" office:value-type="string">
            <text:p text:style-name="P49">Secuencia normal</text:p>
          </table:table-cell>
          <table:table-cell table:style-name="Tabla5.B7" office:value-type="string">
            <text:p text:style-name="P55">Paso</text:p>
          </table:table-cell>
          <table:table-cell table:style-name="Tabla5.B7" table:number-columns-spanned="2" office:value-type="string">
            <text:p text:style-name="P55">Acción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55">1</text:p>
          </table:table-cell>
          <table:table-cell table:style-name="Tabla5.B7" table:number-columns-spanned="2" office:value-type="string">
            <text:p text:style-name="P22"><text:span text:style-name="T21">El caso de uso comienza cuando el </text:span><text:span text:style-name="T40">usuario</text:span><text:span text:style-name="T21"> selecciona la opción “</text:span><text:span text:style-name="T44">Mis</text:span><text:span text:style-name="T40"> Reservas</text:span><text:span text:style-name="T21">”</text:span></text:p>
          </table:table-cell>
          <table:covered-table-cell/>
        </table:table-row>
        <table:table-row table:style-name="Tabla5.9">
          <table:covered-table-cell/>
          <table:table-cell table:style-name="Tabla5.B7" office:value-type="string">
            <text:p text:style-name="P55">2</text:p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</table:table-cell>
          <table:table-cell table:style-name="Tabla5.B7" table:number-columns-spanned="2" office:value-type="string">
            <text:p text:style-name="P30"><text:span text:style-name="T21">El sistema muestra una interfaz </text:span><text:span text:style-name="T42">con una tabla </text:span><text:span text:style-name="T21">donde se </text:span><text:span text:style-name="T41">listan las reservas realizadas por el usuario desde su creación ordenadas desde las más reciente hasta la más antigua.</text:span></text:p>
            <text:p text:style-name="P88"/>
            <text:p text:style-name="P116"><text:span text:style-name="T41">D</text:span><text:span text:style-name="T18">icha tabla contiene la siguiente información:</text:span></text:p>
            <table:table table:name="Tabla6" table:style-name="Tabla6">
              <table:table-column table:style-name="Tabla6.A"/>
              <table:table-column table:style-name="Tabla6.B"/>
              <table:table-column table:style-name="Tabla6.C" table:number-columns-repeated="2"/>
              <table:table-column table:style-name="Tabla6.E"/>
              <table:table-row table:style-name="TableLine93912305218592">
                <table:table-cell table:style-name="Tabla6.A1" office:value-type="string">
                  <text:p text:style-name="P139">Nombre de alojamiento</text:p>
                </table:table-cell>
                <table:table-cell table:style-name="Tabla6.A1" office:value-type="string">
                  <text:p text:style-name="P139">Fecha de Check-in</text:p>
                </table:table-cell>
                <table:table-cell table:style-name="Tabla6.A1" office:value-type="string">
                  <text:p text:style-name="P139">Fecha de Check-out</text:p>
                </table:table-cell>
                <table:table-cell table:style-name="Tabla6.A1" office:value-type="string">
                  <text:p text:style-name="P139">Zona turística</text:p>
                </table:table-cell>
                <table:table-cell table:style-name="Tabla6.A1" office:value-type="string">
                  <text:p text:style-name="P139">Estado <text:span text:style-name="T98">de reserva</text:span></text:p>
                </table:table-cell>
              </table:table-row>
            </table:table>
            <text:p text:style-name="P89"/>
            <text:p text:style-name="P90">Cada registro de la columna Nombre de alojamiento será un link referenciando a información detallada de dicha reserva.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55">3</text:p>
          </table:table-cell>
          <table:table-cell table:style-name="Tabla5.B7" table:number-columns-spanned="2" office:value-type="string">
            <text:p text:style-name="P22"><text:span text:style-name="T21">El </text:span><text:span text:style-name="T43">usuario</text:span><text:span text:style-name="T21"> </text:span><text:span text:style-name="T45">selecciona</text:span><text:span text:style-name="T44"> </text:span><text:span text:style-name="T45">una reserva en particular.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55">4</text:p>
            <text:p text:style-name="P55"/>
            <text:p text:style-name="P55"/>
            <text:p text:style-name="P55"/>
            <text:p text:style-name="P55"/>
            <text:p text:style-name="P55"/>
            <text:p text:style-name="P55"/>
            <text:p text:style-name="P55"/>
          </table:table-cell>
          <table:table-cell table:style-name="Tabla5.B7" table:number-columns-spanned="2" office:value-type="string">
            <text:p text:style-name="P31"><text:span text:style-name="T24">El sistema </text:span><text:span text:style-name="T46">muestra una interfaz </text:span><text:span text:style-name="T48">con</text:span><text:span text:style-name="T46"> la información de dicha reserva:</text:span></text:p>
            <text:list xml:id="list223729259446830" text:continue-list="list2016045357" text:style-name="L4">
              <text:list-item>
                <text:list>
                  <text:list-item>
                    <text:p text:style-name="P150"><text:span text:style-name="T80">N</text:span><text:span text:style-name="T78">úmero de reserva.</text:span></text:p>
                  </text:list-item>
                  <text:list-item>
                    <text:p text:style-name="P151"><text:span text:style-name="T79">N</text:span><text:span text:style-name="T80">ombre de alojamiento</text:span><text:span text:style-name="T82">.</text:span></text:p>
                  </text:list-item>
                  <text:list-item>
                    <text:p text:style-name="P153">Fecha de Check-in.</text:p>
                  </text:list-item>
                  <text:list-item>
                    <text:p text:style-name="P153">Fecha de Check-out.</text:p>
                  </text:list-item>
                  <text:list-item>
                    <text:p text:style-name="P153">Zona turística.</text:p>
                  </text:list-item>
                  <text:list-item>
                    <text:p text:style-name="P153">Dirección de alojamiento.</text:p>
                  </text:list-item>
                  <text:list-item>
                    <text:p text:style-name="P153">Estado <text:span text:style-name="T98">de reserva</text:span>.</text:p>
                  </text:list-item>
                  <text:list-item>
                    <text:p text:style-name="P154">Cantidad de inquilinos.</text:p>
                  </text:list-item>
                  <text:list-item>
                    <text:p text:style-name="P152"><text:span text:style-name="T81">Medio</text:span><text:span text:style-name="T85">s</text:span><text:span text:style-name="T81"> de pago </text:span><text:span text:style-name="T85">disponibles</text:span><text:span text:style-name="T81">.</text:span></text:p>
                  </text:list-item>
                  <text:list-item>
                    <text:p text:style-name="P154">Costo total.</text:p>
                  </text:list-item>
                  <text:list-item>
                    <text:p text:style-name="P155">Monto pagado.</text:p>
                  </text:list-item>
                  <text:list-item>
                    <text:p text:style-name="P154">Nombre de propietario.</text:p>
                  </text:list-item>
                </text:list>
              </text:list-item>
            </text:list>
            <text:p text:style-name="P124"/>
            <text:p text:style-name="P136">El sistema proporciona las opciones “Cancelar Reserva”, “<text:span text:style-name="T99">Editar Reserva” y</text:span> “Pagar <text:span text:style-name="T99">Reserva</text:span>”.</text:p>
            <text:p text:style-name="P137">Dichas opciones estarán deshabilitadas cuando la fecha de check-in de la reserva sea menor a la fecha actual.</text:p>
            <text:p text:style-name="P138"><text:span text:style-name="T83">L</text:span><text:span text:style-name="T78">a opción “Pagar Reserva” estará deshabilitada cuando el estado de la reserva sea “Pagada” </text:span><text:span text:style-name="T84">o “Cancelada”</text:span><text:span text:style-name="T78">.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55">5</text:p>
          </table:table-cell>
          <table:table-cell table:style-name="Tabla5.B7" table:number-columns-spanned="2" office:value-type="string">
            <text:p text:style-name="P64">Fin del Caso de Uso</text:p>
          </table:table-cell>
          <table:covered-table-cell/>
        </table:table-row>
        <table:table-row table:style-name="Tabla5.1">
          <table:table-cell table:style-name="Tabla5.A7" table:number-rows-spanned="5" office:value-type="string">
            <text:p text:style-name="P49">Excepciones</text:p>
          </table:table-cell>
          <table:table-cell table:style-name="Tabla5.B7" office:value-type="string">
            <text:p text:style-name="P55">Paso</text:p>
          </table:table-cell>
          <table:table-cell table:style-name="Tabla5.B7" table:number-columns-spanned="2" office:value-type="string">
            <text:p text:style-name="P55">Acción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117">2</text:p>
            <text:p text:style-name="P117"/>
          </table:table-cell>
          <table:table-cell table:style-name="Tabla5.B7" table:number-columns-spanned="2" office:value-type="string">
            <text:p text:style-name="P73">En caso que el usuario no tenga ninguna reserva en su historial, <text:span text:style-name="T100">el sistema mostrará un mensaje por pantalla indicando dicha situación. Fin de caso de uso.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74">4</text:p>
            <text:p text:style-name="P74"/>
          </table:table-cell>
          <table:table-cell table:style-name="Tabla5.B7" table:number-columns-spanned="2" office:value-type="string">
            <text:p text:style-name="P32"><text:span text:style-name="T21">El usuario </text:span><text:span text:style-name="T49">selecciona la opción “Cancelar Reserva”. Llama al caso de uso </text:span><text:span text:style-name="T3">CU_006_</text:span><text:span text:style-name="T8">CancelarReserva</text:span><text:span text:style-name="T61">.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75">4</text:p>
          </table:table-cell>
          <table:table-cell table:style-name="Tabla5.B7" table:number-columns-spanned="2" office:value-type="string">
            <text:p text:style-name="P167"><text:span text:style-name="T21">El usuario </text:span><text:span text:style-name="T49">selecciona la opción “</text:span><text:span text:style-name="T50">Editar Reserva</text:span><text:span text:style-name="T49">”. Llama al caso de uso </text:span><text:span text:style-name="T17">CU_014_EditarReserva</text:span></text:p>
          </table:table-cell>
          <table:covered-table-cell/>
        </table:table-row>
        <table:table-row table:style-name="Tabla5.1">
          <table:covered-table-cell/>
          <table:table-cell table:style-name="Tabla5.B7" office:value-type="string">
            <text:p text:style-name="P75">4</text:p>
          </table:table-cell>
          <table:table-cell table:style-name="Tabla5.B7" table:number-columns-spanned="2" office:value-type="string">
            <text:p text:style-name="P33"><text:span text:style-name="T21">El usuario </text:span><text:span text:style-name="T49">selecciona la opción “</text:span><text:span text:style-name="T50">Pagar</text:span><text:span text:style-name="T49"> Reserva”. Llama al caso de uso </text:span><text:span text:style-name="T3">CU_00</text:span><text:span text:style-name="T16">7</text:span><text:span text:style-name="T3">_</text:span><text:span text:style-name="T8">RealizarPago</text:span><text:span text:style-name="T61">.</text:span></text:p>
          </table:table-cell>
          <table:covered-table-cell/>
        </table:table-row>
        <table:table-row table:style-name="Tabla5.1">
          <table:table-cell table:style-name="Tabla5.A2" office:value-type="string">
            <text:p text:style-name="P55">Poscondición</text:p>
          </table:table-cell>
          <table:table-cell table:style-name="Tabla5.B2" table:number-columns-spanned="3" office:value-type="string">
            <text:p text:style-name="P55"><text:s/>- </text:p>
          </table:table-cell>
          <table:covered-table-cell/>
          <table:covered-table-cell/>
        </table:table-row>
        <table:table-row table:style-name="Tabla5.19">
          <table:table-cell table:style-name="Tabla5.A2" office:value-type="string">
            <text:p text:style-name="P55">Casos de Uso asociados</text:p>
          </table:table-cell>
          <table:table-cell table:style-name="Tabla5.B2" table:number-columns-spanned="3" office:value-type="string">
            <text:p text:style-name="P34"><text:span text:style-name="T3">CU_006_</text:span><text:span text:style-name="T8">CancelarReserva</text:span><text:span text:style-name="T59"> </text:span><text:span text:style-name="T60">– Asociación de extensión</text:span></text:p>
            <text:p text:style-name="P167"><text:span text:style-name="T17">CU_014_EditarReserva</text:span><text:span text:style-name="T59"> </text:span><text:span text:style-name="T60">– Asociación de extensión</text:span></text:p>
            <text:p text:style-name="P34"><text:span text:style-name="T3">CU_00</text:span><text:span text:style-name="T16">7</text:span><text:span text:style-name="T3">_</text:span><text:span text:style-name="T8">RealizarPago</text:span><text:span text:style-name="T59"> </text:span><text:span text:style-name="T60">– Asociación de extensión</text:span></text:p>
          </table:table-cell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55">Observaciones</text:p>
          </table:table-cell>
          <table:table-cell table:style-name="Tabla5.B7" table:number-columns-spanned="3" office:value-type="string">
            <text:list xml:id="list2278553805" text:style-name="L9">
              <text:list-item>
                <text:p text:style-name="P159">El actor puede cancelar la ejecución del caso de uso en cualquier momento</text:p>
              </text:list-item>
              <text:list-item>
                <text:p text:style-name="P166"><text:span text:style-name="T52">Si el caso de uso es llamado desde </text:span><text:span text:style-name="T3">CU_004_</text:span><text:span text:style-name="T8">ReservarAlojamiento</text:span><text:span text:style-name="T61">, </text:span><text:span text:style-name="T67">este caso de uso comienza desde el paso </text:span><text:span text:style-name="T68">4 y la reserva </text:span><text:span text:style-name="T69">a mostrar será </text:span><text:span text:style-name="T70">en </text:span><text:span text:style-name="T3">CU_004_</text:span><text:span text:style-name="T8">ReservarAlojamiento</text:span><text:span text:style-name="T69">.</text:span></text:p>
              </text:list-item>
            </text:list>
          </table:table-cell>
          <table:covered-table-cell/>
          <table:covered-table-cell/>
        </table:table-row>
      </table:table>
      <text:p text:style-name="P5"/>
      <text:p text:style-name="P5"/>
      <text:p text:style-name="P5"/>
      <text:h text:style-name="P131" text:outline-level="1">Descripción de un Caso de Uso</text:h>
      <text:p text:style-name="P12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 table:style-name="Tabla9.1">
          <table:table-cell table:style-name="Tabla9.A1" office:value-type="string">
            <text:p text:style-name="P38"><text:span text:style-name="T2">CU-0</text:span><text:span text:style-name="T9">0</text:span><text:span text:style-name="T15">7</text:span></text:p>
          </table:table-cell>
          <table:table-cell table:style-name="Tabla9.B1" table:number-columns-spanned="2" office:value-type="string">
            <text:p text:style-name="P38"><text:span text:style-name="T3">CU_00</text:span><text:span text:style-name="T15">7</text:span><text:span text:style-name="T3">_</text:span><text:span text:style-name="T15">RealizarPago</text:span></text:p>
          </table:table-cell>
          <table:covered-table-cell/>
          <table:table-cell table:style-name="Tabla9.B1" office:value-type="string">
            <text:p text:style-name="P38"><text:span text:style-name="T2">VERSIÓN </text:span><text:span text:style-name="T4">1</text:span></text:p>
          </table:table-cell>
        </table:table-row>
        <table:table-row table:style-name="Tabla9.1">
          <table:table-cell table:style-name="Tabla9.A2" office:value-type="string">
            <text:p text:style-name="P57">Prioridad</text:p>
          </table:table-cell>
          <table:table-cell table:style-name="Tabla9.B2" table:number-columns-spanned="3" office:value-type="string">
            <text:p text:style-name="P38"><text:span text:style-name="T2">Alta</text:span><text:span text:style-name="T18"> / Media / Baja</text:span>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57">Complejidad</text:p>
          </table:table-cell>
          <table:table-cell table:style-name="Tabla9.B2" table:number-columns-spanned="3" office:value-type="string">
            <text:p text:style-name="P38"><text:span text:style-name="T18">Simple / </text:span><text:span text:style-name="T58">Mediano</text:span><text:span text:style-name="T18"> / </text:span><text:span text:style-name="T2">Complejo</text:span><text:span text:style-name="T18"> / Muy complejo</text:span>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57">Actor</text:p>
          </table:table-cell>
          <table:table-cell table:style-name="Tabla9.B2" table:number-columns-spanned="3" office:value-type="string">
            <text:p text:style-name="P70">Inquilino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57">Objetivo</text:p>
          </table:table-cell>
          <table:table-cell table:style-name="Tabla9.B2" table:number-columns-spanned="3" office:value-type="string">
            <text:p text:style-name="P92">Realizar el pago parcial o total de un alojamiento por medio de la plataforma de pago.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57">Precondición</text:p>
          </table:table-cell>
          <table:table-cell table:style-name="Tabla9.B2" table:number-columns-spanned="3" office:value-type="string">
            <text:p text:style-name="P39"><text:span text:style-name="T21">El </text:span><text:span text:style-name="T53">Inquilino</text:span><text:span text:style-name="T21"> debe </text:span><text:span text:style-name="T54">estar</text:span><text:span text:style-name="T36"> logueado en el sistema </text:span><text:span text:style-name="T54">(</text:span><text:span text:style-name="T3">CU_00</text:span><text:span text:style-name="T7">2</text:span><text:span text:style-name="T3">_</text:span><text:span text:style-name="T7">Login</text:span><text:span text:style-name="T12">)</text:span><text:span text:style-name="T74"> </text:span><text:span text:style-name="T75">y haber consultado la reserva (</text:span><text:span text:style-name="T5">CU_005_</text:span><text:span text:style-name="T10">ConsultarReserva</text:span><text:span text:style-name="T75">)</text:span></text:p>
          </table:table-cell>
          <table:covered-table-cell/>
          <table:covered-table-cell/>
        </table:table-row>
        <table:table-row table:style-name="Tabla9.1">
          <table:table-cell table:style-name="Tabla9.A7" table:number-rows-spanned="8" office:value-type="string">
            <text:p text:style-name="P51">Secuencia normal</text:p>
          </table:table-cell>
          <table:table-cell table:style-name="Tabla9.B7" office:value-type="string">
            <text:p text:style-name="P57">Paso</text:p>
          </table:table-cell>
          <table:table-cell table:style-name="Tabla9.B7" table:number-columns-spanned="2" office:value-type="string">
            <text:p text:style-name="P57">Acción</text:p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57">1</text:p>
          </table:table-cell>
          <table:table-cell table:style-name="Tabla9.B7" table:number-columns-spanned="2" office:value-type="string">
            <text:p text:style-name="P38"><text:span text:style-name="T21">El caso de uso comienza cuando el </text:span><text:span text:style-name="T54">Inquilino</text:span><text:span text:style-name="T37"> selecciona la opción “</text:span><text:span text:style-name="T56">Pagar</text:span><text:span text:style-name="T37">”.</text:span></text:p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83">2</text:p>
          </table:table-cell>
          <table:table-cell table:style-name="Tabla9.B7" table:number-columns-spanned="2" office:value-type="string">
            <text:p text:style-name="P120">El sistema solicita que seleccione una de las formas de pago <text:span text:style-name="T113">disponibles.</text:span></text:p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83">3</text:p>
          </table:table-cell>
          <table:table-cell table:style-name="Tabla9.B7" table:number-columns-spanned="2" office:value-type="string">
            <text:p text:style-name="P38">El Inquilino <text:span text:style-name="T108">selecciona una</text:span><text:span text:style-name="T107"> </text:span><text:span text:style-name="T113">forma de pago</text:span><text:span text:style-name="T107">.</text:span></text:p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95">4</text:p>
          </table:table-cell>
          <table:table-cell table:style-name="Tabla9.B7" table:number-columns-spanned="2" office:value-type="string">
            <text:p text:style-name="P38"><text:span text:style-name="T107">El sistema solicita que se ingrese </text:span><text:span text:style-name="T110">la información que necesita la plataforma de pago para poder llevarlo a cabo.</text:span></text:p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95">5</text:p>
          </table:table-cell>
          <table:table-cell table:style-name="Tabla9.B7" table:number-columns-spanned="2" office:value-type="string">
            <text:p text:style-name="P121">El inquilino completa todos los campos solicitados y presiona la opción “<text:span text:style-name="T108">Confirmar </text:span>Pag<text:span text:style-name="T108">o</text:span>”.</text:p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95">6</text:p>
          </table:table-cell>
          <table:table-cell table:style-name="Tabla9.B7" table:number-columns-spanned="2" office:value-type="string">
            <text:p text:style-name="P121">El sistema registra y genera un pago con la siguiente información:</text:p>
            <text:list xml:id="list2220577912" text:style-name="L11">
              <text:list-item>
                <text:p text:style-name="P171">Código de Pago.</text:p>
              </text:list-item>
              <text:list-item>
                <text:p text:style-name="P171">Numero de reserva.</text:p>
              </text:list-item>
              <text:list-item>
                <text:p text:style-name="P171">Monto pagado.</text:p>
              </text:list-item>
              <text:list-item>
                <text:p text:style-name="P171">Forma de Pago.</text:p>
              </text:list-item>
              <text:list-item>
                <text:p text:style-name="P171">Fecha de Pago.</text:p>
              </text:list-item>
            </text:list>
          </table:table-cell>
          <table:covered-table-cell/>
        </table:table-row>
        <table:table-row table:style-name="Tabla9.1">
          <table:covered-table-cell/>
          <table:table-cell table:style-name="Tabla9.B7" office:value-type="string">
            <text:p text:style-name="P98">7</text:p>
          </table:table-cell>
          <table:table-cell table:style-name="Tabla9.B7" table:number-columns-spanned="2" office:value-type="string">
            <text:p text:style-name="P123">Fin del CU.</text:p>
          </table:table-cell>
          <table:covered-table-cell/>
        </table:table-row>
        <table:table-row table:style-name="Tabla9.1">
          <table:table-cell table:style-name="Tabla9.A7" office:value-type="string">
            <text:p text:style-name="P51">Excepciones</text:p>
          </table:table-cell>
          <table:table-cell table:style-name="Tabla9.B7" office:value-type="string">
            <text:p text:style-name="P57">Paso</text:p>
          </table:table-cell>
          <table:table-cell table:style-name="Tabla9.B7" table:number-columns-spanned="2" office:value-type="string">
            <text:p text:style-name="P57">Acción</text:p>
          </table:table-cell>
          <table:covered-table-cell/>
        </table:table-row>
        <table:table-row table:style-name="Tabla9.1">
          <table:table-cell table:style-name="Tabla9.A2" office:value-type="string">
            <text:p text:style-name="P57">Poscondición</text:p>
          </table:table-cell>
          <table:table-cell table:style-name="Tabla9.B2" table:number-columns-spanned="3" office:value-type="string">
            <text:p text:style-name="P57"><text:s/>- </text:p>
          </table:table-cell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57">Casos de Uso asociados</text:p>
          </table:table-cell>
          <table:table-cell table:style-name="Tabla9.B2" table:number-columns-spanned="3" office:value-type="string">
            <text:p text:style-name="P121"><text:span text:style-name="T14">C</text:span><text:span text:style-name="T2">U_005_ConsultarReserva</text:span><text:span text:style-name="T58"> – Asociación de Extensión.</text:span></text:p>
            <text:p text:style-name="P121"><text:span text:style-name="T2">CU_00</text:span><text:span text:style-name="T16">9</text:span><text:span text:style-name="T2">_AlquilarAlojamiento</text:span><text:span text:style-name="T58"> – Asociación de Extensión.</text:span></text:p>
          </table:table-cell>
          <table:covered-table-cell/>
          <table:covered-table-cell/>
        </table:table-row>
        <table:table-row table:style-name="Tabla9.18">
          <table:table-cell table:style-name="Tabla9.A2" office:value-type="string">
            <text:p text:style-name="P57">Observaciones</text:p>
          </table:table-cell>
          <table:table-cell table:style-name="Tabla9.B7" table:number-columns-spanned="3" office:value-type="string">
            <text:list xml:id="list1126504808" text:style-name="L12">
              <text:list-item>
                <text:p text:style-name="P160">El actor puede cancelar la ejecución del caso de uso en cualquier momento</text:p>
              </text:list-item>
            </text:list>
            <text:p text:style-name="P93"/>
          </table:table-cell>
          <table:covered-table-cell/>
          <table:covered-table-cell/>
        </table:table-row>
      </table:table>
      <text:h text:style-name="P132" text:outline-level="1">Descripción de un Caso de Uso</text:h>
      <text:p text:style-name="P13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 table:style-name="Tabla7.1">
          <table:table-cell table:style-name="Tabla7.A1" office:value-type="string">
            <text:p text:style-name="P41"><text:span text:style-name="T2">CU-0</text:span><text:span text:style-name="T9">0</text:span><text:span text:style-name="T16">8</text:span></text:p>
          </table:table-cell>
          <table:table-cell table:style-name="Tabla7.B1" table:number-columns-spanned="2" office:value-type="string">
            <text:p text:style-name="P41"><text:span text:style-name="T3">CU_00</text:span><text:span text:style-name="T16">8</text:span><text:span text:style-name="T3">_</text:span><text:span text:style-name="T16">PublicarAlojamiento</text:span></text:p>
          </table:table-cell>
          <table:covered-table-cell/>
          <table:table-cell table:style-name="Tabla7.B1" office:value-type="string">
            <text:p text:style-name="P41"><text:span text:style-name="T2">VERSIÓN </text:span><text:span text:style-name="T4">1</text:span></text:p>
          </table:table-cell>
        </table:table-row>
        <table:table-row table:style-name="Tabla7.1">
          <table:table-cell table:style-name="Tabla7.A2" office:value-type="string">
            <text:p text:style-name="P58">Prioridad</text:p>
          </table:table-cell>
          <table:table-cell table:style-name="Tabla7.B2" table:number-columns-spanned="3" office:value-type="string">
            <text:p text:style-name="P41"><text:span text:style-name="T2">Alta</text:span><text:span text:style-name="T18"> / Media / Baja</text:span>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8">Complejidad</text:p>
          </table:table-cell>
          <table:table-cell table:style-name="Tabla7.B2" table:number-columns-spanned="3" office:value-type="string">
            <text:p text:style-name="P41"><text:span text:style-name="T18">Simple / </text:span><text:span text:style-name="T58">Mediano</text:span><text:span text:style-name="T18"> / </text:span><text:span text:style-name="T2">Complejo</text:span><text:span text:style-name="T18"> / Muy complejo</text:span>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8">Actor</text:p>
          </table:table-cell>
          <table:table-cell table:style-name="Tabla7.B2" table:number-columns-spanned="3" office:value-type="string">
            <text:p text:style-name="P97">Propietario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8">Objetivo</text:p>
          </table:table-cell>
          <table:table-cell table:style-name="Tabla7.B2" table:number-columns-spanned="3" office:value-type="string">
            <text:p text:style-name="P97">Publicar dentro de la plataforma un alojamiento.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8">Precondición</text:p>
          </table:table-cell>
          <table:table-cell table:style-name="Tabla7.B2" table:number-columns-spanned="3" office:value-type="string">
            <text:p text:style-name="P41"><text:span text:style-name="T21">El </text:span><text:span text:style-name="T57">Propietario</text:span><text:span text:style-name="T21"> debe </text:span><text:span text:style-name="T54">estar</text:span><text:span text:style-name="T36"> logueado en el sistema </text:span><text:span text:style-name="T54">(</text:span><text:span text:style-name="T3">CU_00</text:span><text:span text:style-name="T7">2</text:span><text:span text:style-name="T3">_</text:span><text:span text:style-name="T7">Login</text:span><text:span text:style-name="T72">)</text:span><text:span text:style-name="T74">.</text:span></text:p>
          </table:table-cell>
          <table:covered-table-cell/>
          <table:covered-table-cell/>
        </table:table-row>
        <table:table-row table:style-name="Tabla7.1">
          <table:table-cell table:style-name="Tabla7.A7" table:number-rows-spanned="6" office:value-type="string">
            <text:p text:style-name="P52">Secuencia normal</text:p>
          </table:table-cell>
          <table:table-cell table:style-name="Tabla7.B7" office:value-type="string">
            <text:p text:style-name="P58">Paso</text:p>
          </table:table-cell>
          <table:table-cell table:style-name="Tabla7.B7" table:number-columns-spanned="2" office:value-type="string">
            <text:p text:style-name="P58">Acción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58">1</text:p>
          </table:table-cell>
          <table:table-cell table:style-name="Tabla7.B7" table:number-columns-spanned="2" office:value-type="string">
            <text:p text:style-name="P41"><text:span text:style-name="T21">El caso de uso comienza cuando el </text:span><text:span text:style-name="T57">Propietario</text:span><text:span text:style-name="T37"> selecciona la opción “</text:span><text:span text:style-name="T57">Publicar Alojamiento</text:span><text:span text:style-name="T37">”.</text:span>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84">2</text:p>
          </table:table-cell>
          <table:table-cell table:style-name="Tabla7.B7" table:number-columns-spanned="2" office:value-type="string">
            <text:p text:style-name="P41"><text:span text:style-name="T107">El sistema </text:span><text:span text:style-name="T111">muestra una interfaz donde se solicita la siguiente información:</text:span></text:p>
            <text:list xml:id="list4044789904" text:style-name="L13">
              <text:list-item>
                <text:p text:style-name="P172">Nro de dormitorios.</text:p>
              </text:list-item>
              <text:list-item>
                <text:p text:style-name="P172">Nro de baños.</text:p>
              </text:list-item>
              <text:list-item>
                <text:p text:style-name="P172">Ocupación máxima.</text:p>
              </text:list-item>
              <text:list-item>
                <text:p text:style-name="P172">Comodidades.</text:p>
              </text:list-item>
              <text:list-item>
                <text:p text:style-name="P172">Dirección.</text:p>
              </text:list-item>
              <text:list-item>
                <text:p text:style-name="P172">Zona turística.</text:p>
              </text:list-item>
              <text:list-item>
                <text:p text:style-name="P172">Fotos.</text:p>
              </text:list-item>
              <text:list-item>
                <text:p text:style-name="P172">Precio.</text:p>
              </text:list-item>
              <text:list-item>
                <text:p text:style-name="P172">Formas de pago habilitadas.</text:p>
              </text:list-item>
            </text:list>
            <text:p text:style-name="P123">Ademas proporciona la opción “Publicar”.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84">3</text:p>
          </table:table-cell>
          <table:table-cell table:style-name="Tabla7.B7" table:number-columns-spanned="2" office:value-type="string">
            <text:p text:style-name="P42">El <text:span text:style-name="T111">Propietario</text:span> <text:span text:style-name="T111">completa todos los datos requeridos por el sistema </text:span><text:span text:style-name="T112">y selecciona la opción “Publicar”</text:span><text:span text:style-name="T111">.</text:span></text:p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96">4</text:p>
          </table:table-cell>
          <table:table-cell table:style-name="Tabla7.B7" table:number-columns-spanned="2" office:value-type="string">
            <text:p text:style-name="P41"><text:span text:style-name="T107">El sistema </text:span><text:span text:style-name="T112">registra un alojamiento con la siguiente información:</text:span></text:p>
            <text:list xml:id="list223728655038815" text:continue-numbering="true" text:style-name="L13">
              <text:list-item>
                <text:p text:style-name="P173">Nro de dormitorios.</text:p>
              </text:list-item>
              <text:list-item>
                <text:p text:style-name="P173">Nro de baños.</text:p>
              </text:list-item>
              <text:list-item>
                <text:p text:style-name="P173">Ocupación máxima.</text:p>
              </text:list-item>
              <text:list-item>
                <text:p text:style-name="P173">Comodidades.</text:p>
              </text:list-item>
              <text:list-item>
                <text:p text:style-name="P173">Dirección.</text:p>
              </text:list-item>
              <text:list-item>
                <text:p text:style-name="P173">Zona turística.</text:p>
              </text:list-item>
              <text:list-item>
                <text:p text:style-name="P173">Fotos.</text:p>
              </text:list-item>
              <text:list-item>
                <text:p text:style-name="P173">Precio.</text:p>
              </text:list-item>
              <text:list-item>
                <text:p text:style-name="P173">Formas de pago habilitadas.</text:p>
              </text:list-item>
              <text:list-item>
                <text:p text:style-name="P175">Propietario (el sistema extrae estos datos de la cuenta del usuario logueado)</text:p>
              </text:list-item>
            </text:list>
          </table:table-cell>
          <table:covered-table-cell/>
        </table:table-row>
        <table:table-row table:style-name="Tabla7.1">
          <table:covered-table-cell/>
          <table:table-cell table:style-name="Tabla7.B7" office:value-type="string">
            <text:p text:style-name="P98">5</text:p>
          </table:table-cell>
          <table:table-cell table:style-name="Tabla7.B7" table:number-columns-spanned="2" office:value-type="string">
            <text:p text:style-name="P123">Fin del CU</text:p>
          </table:table-cell>
          <table:covered-table-cell/>
        </table:table-row>
        <table:table-row table:style-name="Tabla7.1">
          <table:table-cell table:style-name="Tabla7.A7" office:value-type="string">
            <text:p text:style-name="P59">Excepciones</text:p>
          </table:table-cell>
          <table:table-cell table:style-name="Tabla7.B7" office:value-type="string">
            <text:p text:style-name="P58">Paso</text:p>
          </table:table-cell>
          <table:table-cell table:style-name="Tabla7.B7" table:number-columns-spanned="2" office:value-type="string">
            <text:p text:style-name="P58">Acción</text:p>
          </table:table-cell>
          <table:covered-table-cell/>
        </table:table-row>
        <table:table-row table:style-name="Tabla7.1">
          <table:table-cell table:style-name="Tabla7.A2" office:value-type="string">
            <text:p text:style-name="P58">Poscondición</text:p>
          </table:table-cell>
          <table:table-cell table:style-name="Tabla7.B2" table:number-columns-spanned="3" office:value-type="string">
            <text:p text:style-name="P58"><text:s/>- </text:p>
          </table:table-cell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58">Casos de Uso asociados</text:p>
          </table:table-cell>
          <table:table-cell table:style-name="Tabla7.B2" table:number-columns-spanned="3" office:value-type="string">
            <text:p text:style-name="P163"><text:s/>-</text:p>
          </table:table-cell>
          <table:covered-table-cell/>
          <table:covered-table-cell/>
        </table:table-row>
        <table:table-row table:style-name="Tabla7.16">
          <table:table-cell table:style-name="Tabla7.A2" office:value-type="string">
            <text:p text:style-name="P58">Observaciones</text:p>
          </table:table-cell>
          <table:table-cell table:style-name="Tabla7.B7" table:number-columns-spanned="3" office:value-type="string">
            <text:list xml:id="list4040451870" text:style-name="L14">
              <text:list-item>
                <text:p text:style-name="P161">El actor puede cancelar la ejecución del caso de uso en cualquier momento</text:p>
              </text:list-item>
            </text:list>
            <text:p text:style-name="P94"/>
          </table:table-cell>
          <table:covered-table-cell/>
          <table:covered-table-cell/>
        </table:table-row>
      </table:table>
      <text:p text:style-name="P7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3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language-asian="es" style:country-asian="AR"/>
    </style:style>
    <style:style style:name="MT1" style:family="text">
      <style:text-properties style:language-asian="es" style:country-asian="AR"/>
    </style:style>
    <style:page-layout style:name="Mpm1">
      <style:page-layout-properties fo:page-width="21.001cm" fo:page-height="29.7cm" style:num-format="1" style:print-orientation="portrait" fo:margin-top="1.249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Universidad Blas Pascal</text:p>
        <text:p text:style-name="Header"><text:span text:style-name="MT1">Ingeniería de Software I</text:span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95L</meta:initial-creator>
    <meta:editing-cycles>155</meta:editing-cycles>
    <meta:print-date>2021-08-19T19:20:00</meta:print-date>
    <meta:creation-date>2021-08-12T21:58:00</meta:creation-date>
    <dc:date>2021-10-28T22:37:27.833321307</dc:date>
    <meta:editing-duration>PT10H8M13S</meta:editing-duration>
    <meta:generator>LibreOffice/6.4.7.2$Linux_X86_64 LibreOffice_project/40$Build-2</meta:generator>
    <meta:document-statistic meta:table-count="9" meta:image-count="0" meta:object-count="0" meta:page-count="11" meta:paragraph-count="423" meta:word-count="1938" meta:character-count="12208" meta:non-whitespace-character-count="10746"/>
    <meta:user-defined meta:name="AppVersion">16.0000</meta:user-defined>
    <meta:user-defined meta:name="ContentTypeId">0x010100B41A8A8A859E5D4B9C52082BDCC23476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